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writing-mode="lr-tb"/>
    </style:style>
    <style:style style:name="P2" style:family="paragraph" style:parent-style-name="Standard">
      <style:paragraph-properties fo:margin-left="0in" fo:margin-right="0in" fo:text-align="start" style:justify-single-word="false" fo:text-indent="0in" style:auto-text-indent="false" style:writing-mode="lr-tb"/>
      <style:text-properties officeooo:paragraph-rsid="00fb26e7"/>
    </style:style>
    <style:style style:name="P3" style:family="paragraph" style:parent-style-name="Standard">
      <style:paragraph-properties fo:margin-left="0in" fo:margin-right="0in" fo:text-align="start" style:justify-single-word="false" fo:text-indent="0in" style:auto-text-indent="false" style:writing-mode="lr-tb"/>
      <style:text-properties officeooo:paragraph-rsid="0111fcc5"/>
    </style:style>
    <style:style style:name="P4" style:family="paragraph" style:parent-style-name="Standard">
      <style:paragraph-properties fo:margin-left="0in" fo:margin-right="0in" fo:text-align="start" style:justify-single-word="false" fo:text-indent="0in" style:auto-text-indent="false" style:writing-mode="lr-tb"/>
      <style:text-properties officeooo:paragraph-rsid="011206b6"/>
    </style:style>
    <style:style style:name="P5" style:family="paragraph" style:parent-style-name="Standard">
      <style:paragraph-properties fo:margin-left="0in" fo:margin-right="0in" fo:text-align="start" style:justify-single-word="false" fo:text-indent="0in" style:auto-text-indent="false" style:writing-mode="lr-tb"/>
      <style:text-properties officeooo:paragraph-rsid="0180a231"/>
    </style:style>
    <style:style style:name="P6" style:family="paragraph" style:parent-style-name="Standard">
      <style:paragraph-properties fo:margin-left="0in" fo:margin-right="0in" fo:text-align="start" style:justify-single-word="false" fo:text-indent="0in" style:auto-text-indent="false" style:writing-mode="lr-tb"/>
      <style:text-properties officeooo:paragraph-rsid="01826e2c"/>
    </style:style>
    <style:style style:name="P7" style:family="paragraph" style:parent-style-name="Standard">
      <style:paragraph-properties fo:margin-left="0in" fo:margin-right="0in" fo:text-align="start" style:justify-single-word="false" fo:text-indent="0in" style:auto-text-indent="false" style:writing-mode="lr-tb"/>
      <style:text-properties officeooo:paragraph-rsid="01828c97"/>
    </style:style>
    <style:style style:name="P8" style:family="paragraph" style:parent-style-name="Standard">
      <style:paragraph-properties fo:margin-left="0in" fo:margin-right="0in" fo:text-align="start" style:justify-single-word="false" fo:text-indent="0in" style:auto-text-indent="false" style:writing-mode="lr-tb"/>
      <style:text-properties officeooo:paragraph-rsid="018dfdf8"/>
    </style:style>
    <style:style style:name="P9"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style:font-size-asian="12pt"/>
    </style:style>
    <style:style style:name="P10"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fo:font-weight="normal" officeooo:rsid="01161383" officeooo:paragraph-rsid="01161383" style:font-size-asian="12pt"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writing-mode="lr-tb"/>
      <style:text-properties fo:color="#000000" style:font-name="Monospace1" fo:font-size="12pt" fo:font-weight="normal" officeooo:rsid="0145a4f1" officeooo:paragraph-rsid="01439bb4" style:font-size-asian="12pt"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13" style:family="paragraph" style:parent-style-name="Standard">
      <style:paragraph-properties fo:margin-left="0in" fo:margin-right="0in" fo:text-align="start" style:justify-single-word="false" fo:text-indent="0in" style:auto-text-indent="false" style:writing-mode="lr-tb"/>
      <style:text-properties fo:font-weight="normal" officeooo:rsid="01439bb4" officeooo:paragraph-rsid="01439bb4" style:font-weight-asian="normal" style:font-weight-complex="normal"/>
    </style:style>
    <style:style style:name="P14" style:family="paragraph" style:parent-style-name="Standard">
      <style:paragraph-properties fo:margin-left="0in" fo:margin-right="0in" fo:text-align="start" style:justify-single-word="false" fo:text-indent="0in" style:auto-text-indent="false" style:writing-mode="lr-tb"/>
      <style:text-properties fo:font-weight="normal" officeooo:rsid="00e67773" officeooo:paragraph-rsid="00e83a4a" fo:background-color="transparent" style:font-weight-asian="normal" style:font-weight-complex="normal"/>
    </style:style>
    <style:style style:name="P15" style:family="paragraph" style:parent-style-name="Standard">
      <style:paragraph-properties fo:margin-left="0in" fo:margin-right="0in" fo:text-align="start" style:justify-single-word="false" fo:text-indent="0in" style:auto-text-indent="false" style:writing-mode="lr-tb"/>
      <style:text-properties fo:font-weight="normal" officeooo:rsid="00e67773" officeooo:paragraph-rsid="00eb08bb" fo:background-color="transparent" style:font-weight-asian="normal" style:font-weight-complex="normal"/>
    </style:style>
    <style:style style:name="P16" style:family="paragraph" style:parent-style-name="Standard">
      <style:paragraph-properties fo:margin-left="0in" fo:margin-right="0in" fo:text-align="start" style:justify-single-word="false" fo:text-indent="0in" style:auto-text-indent="false" style:writing-mode="lr-tb"/>
      <style:text-properties fo:font-weight="normal" officeooo:rsid="014ec985" officeooo:paragraph-rsid="014ec985" fo:background-color="transparent" style:font-weight-asian="normal" style:font-weight-complex="normal"/>
    </style:style>
    <style:style style:name="P17" style:family="paragraph" style:parent-style-name="Standard">
      <style:paragraph-properties fo:margin-left="0in" fo:margin-right="0in" fo:text-align="start" style:justify-single-word="false" fo:text-indent="0in" style:auto-text-indent="false" style:writing-mode="lr-tb"/>
      <style:text-properties fo:font-weight="normal" officeooo:rsid="014ec985" officeooo:paragraph-rsid="015be70a" fo:background-color="transparent" style:font-weight-asian="normal" style:font-weight-complex="normal"/>
    </style:style>
    <style:style style:name="P18" style:family="paragraph" style:parent-style-name="Standard">
      <style:paragraph-properties fo:margin-left="0in" fo:margin-right="0in" fo:text-align="start" style:justify-single-word="false" fo:text-indent="0in" style:auto-text-indent="false" style:writing-mode="lr-tb"/>
      <style:text-properties fo:font-weight="normal" officeooo:rsid="014fd19a" officeooo:paragraph-rsid="01548f83" fo:background-color="transparent"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writing-mode="rl-tb"/>
      <style:text-properties fo:font-weight="normal" officeooo:rsid="00ef3c4a" officeooo:paragraph-rsid="00ef3c4a"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writing-mode="rl-tb"/>
      <style:text-properties fo:font-weight="normal" officeooo:rsid="0117bc50" officeooo:paragraph-rsid="0117bc50"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writing-mode="rl-tb"/>
      <style:text-properties fo:font-weight="normal" officeooo:rsid="01439bb4" officeooo:paragraph-rsid="01439bb4"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writing-mode="rl-tb"/>
      <style:text-properties fo:font-weight="normal" officeooo:rsid="00eb08bb" officeooo:paragraph-rsid="00eb08bb" fo:background-color="transparent"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writing-mode="rl-tb"/>
      <style:text-properties fo:font-weight="normal" officeooo:rsid="014955e4" officeooo:paragraph-rsid="014955e4" fo:background-color="transparent"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writing-mode="rl-tb"/>
      <style:text-properties fo:font-weight="normal" officeooo:rsid="014d8710" officeooo:paragraph-rsid="014d8710" fo:background-color="transparent"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writing-mode="rl-tb"/>
      <style:text-properties fo:font-weight="normal" officeooo:rsid="014fd19a" officeooo:paragraph-rsid="01548f83" fo:background-color="transparent" style:font-weight-asian="normal" style:font-weight-complex="normal"/>
    </style:style>
    <style:style style:name="P26" style:family="paragraph" style:parent-style-name="Standard">
      <style:paragraph-properties fo:margin-left="0in" fo:margin-right="0in" fo:text-align="end" style:justify-single-word="false" fo:text-indent="0in" style:auto-text-indent="false" style:writing-mode="rl-tb"/>
      <style:text-properties fo:font-weight="normal" officeooo:rsid="014fd19a" officeooo:paragraph-rsid="015be70a" fo:background-color="transparent" style:font-weight-asian="normal" style:font-weight-complex="normal"/>
    </style:style>
    <style:style style:name="P27" style:family="paragraph" style:parent-style-name="Standard">
      <style:paragraph-properties fo:margin-left="0in" fo:margin-right="0in" fo:text-align="end" style:justify-single-word="false" fo:text-indent="0in" style:auto-text-indent="false" style:writing-mode="rl-tb"/>
      <style:text-properties fo:font-weight="normal" officeooo:rsid="015be70a" officeooo:paragraph-rsid="015be70a" fo:background-color="transparent" style:font-weight-asian="normal" style:font-weight-complex="normal"/>
    </style:style>
    <style:style style:name="P28"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fo:font-weight="normal" officeooo:rsid="0117bc50" officeooo:paragraph-rsid="0117bc50" style:font-size-asian="12pt" style:font-weight-asian="normal" style:font-weight-complex="normal"/>
    </style:style>
    <style:style style:name="P29"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fo:font-weight="normal" officeooo:rsid="0143aa5e" officeooo:paragraph-rsid="01439bb4" style:font-size-asian="12pt" style:font-weight-asian="normal" style:font-weight-complex="normal"/>
    </style:style>
    <style:style style:name="P30"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0e94475" officeooo:paragraph-rsid="00e94475" fo:background-color="transparent" style:font-size-asian="12pt" style:font-weight-asian="normal" style:font-weight-complex="normal"/>
    </style:style>
    <style:style style:name="P31"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0eb08bb" officeooo:paragraph-rsid="00eb08bb" fo:background-color="transparent" style:font-size-asian="12pt" style:font-weight-asian="normal" style:font-weight-complex="normal"/>
    </style:style>
    <style:style style:name="P32"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0eb08bb" officeooo:paragraph-rsid="01220113" fo:background-color="transparent" style:font-size-asian="12pt" style:font-weight-asian="normal" style:font-weight-complex="normal"/>
    </style:style>
    <style:style style:name="P33"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4d8710" officeooo:paragraph-rsid="014c6958" fo:background-color="transparent" style:font-size-asian="12pt" style:font-weight-asian="normal" style:font-weight-complex="normal"/>
    </style:style>
    <style:style style:name="P34" style:family="paragraph" style:parent-style-name="Standard">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533e50" officeooo:paragraph-rsid="015be70a" fo:background-color="transparent" style:font-size-asian="12pt" style:font-weight-asian="normal" style:font-weight-complex="normal"/>
    </style:style>
    <style:style style:name="P35"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165914d" officeooo:paragraph-rsid="0165914d" style:font-size-asian="12pt"/>
    </style:style>
    <style:style style:name="P36" style:family="paragraph" style:parent-style-name="Standard">
      <style:paragraph-properties fo:margin-left="0in" fo:margin-right="0in" fo:text-align="end" style:justify-single-word="false" fo:text-indent="0in" style:auto-text-indent="false" style:writing-mode="rl-tb"/>
      <style:text-properties officeooo:rsid="0165914d" officeooo:paragraph-rsid="0165914d"/>
    </style:style>
    <style:style style:name="P37" style:family="paragraph" style:parent-style-name="Standard">
      <style:paragraph-properties fo:margin-left="0in" fo:margin-right="0in" fo:text-align="end" style:justify-single-word="false" fo:text-indent="0in" style:auto-text-indent="false" style:writing-mode="rl-tb"/>
      <style:text-properties officeooo:rsid="01686426" officeooo:paragraph-rsid="01845207"/>
    </style:style>
    <style:style style:name="P38" style:family="paragraph" style:parent-style-name="Heading_20_2">
      <style:paragraph-properties fo:margin-left="0in" fo:margin-right="0in" fo:text-align="end" style:justify-single-word="false" fo:text-indent="0in" style:auto-text-indent="false" style:writing-mode="rl-tb"/>
      <style:text-properties fo:font-weight="normal" officeooo:rsid="0127a97a" officeooo:paragraph-rsid="0127a97a" style:font-weight-asian="normal" style:font-weight-complex="normal"/>
    </style:style>
    <style:style style:name="P39" style:family="paragraph" style:parent-style-name="Heading_20_2">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5ddf95" officeooo:paragraph-rsid="015ddf95" fo:background-color="transparent" style:font-size-asian="12pt" style:font-weight-asian="normal" style:font-weight-complex="normal"/>
    </style:style>
    <style:style style:name="P40" style:family="paragraph" style:parent-style-name="Heading_20_2">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41d2cd" officeooo:paragraph-rsid="018ccc9b" fo:background-color="transparent" style:font-size-asian="12pt" style:font-weight-asian="normal" style:font-weight-complex="normal"/>
    </style:style>
    <style:style style:name="P41" style:family="paragraph" style:parent-style-name="Heading_20_2">
      <style:paragraph-properties fo:margin-left="0in" fo:margin-right="0in" fo:text-align="end" style:justify-single-word="false" fo:text-indent="0in" style:auto-text-indent="false" style:writing-mode="rl-tb"/>
      <style:text-properties fo:color="#000000" style:font-name="Monospace1" fo:font-size="12pt" style:text-underline-style="none" fo:font-weight="normal" officeooo:rsid="018ccc9b" officeooo:paragraph-rsid="018ccc9b" fo:background-color="transparent" style:font-size-asian="12pt" style:font-weight-asian="normal" style:font-weight-complex="normal"/>
    </style:style>
    <style:style style:name="P42" style:family="paragraph" style:parent-style-name="Header">
      <style:paragraph-properties fo:margin-left="0in" fo:margin-right="0in" fo:text-align="end" style:justify-single-word="false" fo:text-indent="0in" style:auto-text-indent="false" style:writing-mode="rl-tb"/>
      <style:text-properties officeooo:rsid="018872bf" officeooo:paragraph-rsid="0189f7d0"/>
    </style:style>
    <style:style style:name="P43" style:family="paragraph" style:parent-style-name="Standard">
      <style:paragraph-properties fo:text-align="start" style:justify-single-word="false" style:writing-mode="lr-tb"/>
      <style:text-properties officeooo:paragraph-rsid="00baff79"/>
    </style:style>
    <style:style style:name="P44" style:family="paragraph" style:parent-style-name="Standard">
      <style:paragraph-properties fo:text-align="start" style:justify-single-word="false" style:writing-mode="lr-tb"/>
      <style:text-properties officeooo:rsid="00bf2e93" officeooo:paragraph-rsid="00bf2e93"/>
    </style:style>
    <style:style style:name="P45" style:family="paragraph" style:parent-style-name="Standard">
      <style:paragraph-properties fo:text-align="start" style:justify-single-word="false" style:writing-mode="lr-tb"/>
      <style:text-properties officeooo:rsid="0132dee2" officeooo:paragraph-rsid="0132dee2" fo:background-color="transparent"/>
    </style:style>
    <style:style style:name="P46" style:family="paragraph" style:parent-style-name="Standard">
      <style:paragraph-properties fo:text-align="start" style:justify-single-word="false" style:writing-mode="lr-tb"/>
      <style:text-properties officeooo:rsid="013975cc" officeooo:paragraph-rsid="013975cc" fo:background-color="transparent"/>
    </style:style>
    <style:style style:name="P47" style:family="paragraph" style:parent-style-name="Standard">
      <style:paragraph-properties fo:text-align="start" style:justify-single-word="false" style:writing-mode="lr-tb"/>
      <style:text-properties officeooo:rsid="013fbcab" officeooo:paragraph-rsid="01404ce0" fo:background-color="transparent"/>
    </style:style>
    <style:style style:name="P48" style:family="paragraph" style:parent-style-name="Standard">
      <style:paragraph-properties fo:text-align="start" style:justify-single-word="false" style:writing-mode="lr-tb"/>
      <style:text-properties officeooo:rsid="015f3500" officeooo:paragraph-rsid="01655213"/>
    </style:style>
    <style:style style:name="P49" style:family="paragraph" style:parent-style-name="Standard">
      <style:paragraph-properties fo:text-align="start" style:justify-single-word="false" style:writing-mode="lr-tb"/>
      <style:text-properties fo:color="#000000" style:font-name="Monospace" fo:font-size="12pt" officeooo:rsid="013fbcab" officeooo:paragraph-rsid="013fbcab" fo:background-color="transparent" style:font-size-asian="12pt"/>
    </style:style>
    <style:style style:name="P50" style:family="paragraph" style:parent-style-name="Standard">
      <style:paragraph-properties fo:text-align="start" style:justify-single-word="false" style:writing-mode="lr-tb"/>
      <style:text-properties fo:color="#000000" style:font-name="Monospace" fo:font-size="12pt" officeooo:rsid="013d63c7" officeooo:paragraph-rsid="013d63c7" fo:background-color="transparent" style:font-size-asian="12pt"/>
    </style:style>
    <style:style style:name="P51" style:family="paragraph" style:parent-style-name="Standard">
      <style:paragraph-properties fo:text-align="start" style:justify-single-word="false" style:writing-mode="lr-tb"/>
      <style:text-properties officeooo:rsid="017e8589" officeooo:paragraph-rsid="017e8589"/>
    </style:style>
    <style:style style:name="P52" style:family="paragraph" style:parent-style-name="Standard">
      <style:paragraph-properties fo:text-align="start" style:justify-single-word="false" style:writing-mode="lr-tb"/>
      <style:text-properties officeooo:rsid="018d50c4" officeooo:paragraph-rsid="018dfdf8"/>
    </style:style>
    <style:style style:name="P53" style:family="paragraph" style:parent-style-name="Standard">
      <style:paragraph-properties fo:text-align="start" style:justify-single-word="false" style:writing-mode="lr-tb"/>
      <style:text-properties officeooo:rsid="018d50c4" officeooo:paragraph-rsid="01932f44"/>
    </style:style>
    <style:style style:name="P54" style:family="paragraph" style:parent-style-name="Standard">
      <style:paragraph-properties fo:text-align="start" style:justify-single-word="false" style:writing-mode="lr-tb"/>
      <style:text-properties officeooo:rsid="018dfdf8" officeooo:paragraph-rsid="018dfdf8"/>
    </style:style>
    <style:style style:name="P55" style:family="paragraph" style:parent-style-name="Standard">
      <style:paragraph-properties fo:text-align="start" style:justify-single-word="false" style:writing-mode="lr-tb"/>
      <style:text-properties officeooo:rsid="01907d47" officeooo:paragraph-rsid="01907d47"/>
    </style:style>
    <style:style style:name="P56" style:family="paragraph" style:parent-style-name="Standard">
      <style:paragraph-properties fo:text-align="end" style:justify-single-word="false" style:writing-mode="rl-tb"/>
      <style:text-properties officeooo:rsid="00bf2e93" officeooo:paragraph-rsid="00bf2e93"/>
    </style:style>
    <style:style style:name="P57" style:family="paragraph" style:parent-style-name="Standard">
      <style:paragraph-properties fo:text-align="end" style:justify-single-word="false" style:writing-mode="rl-tb"/>
      <style:text-properties fo:font-weight="normal" officeooo:rsid="00bdd37a" officeooo:paragraph-rsid="00bf2e93" style:font-weight-asian="normal" style:font-weight-complex="normal"/>
    </style:style>
    <style:style style:name="P58" style:family="paragraph" style:parent-style-name="Standard">
      <style:paragraph-properties fo:text-align="end" style:justify-single-word="false" style:writing-mode="rl-tb"/>
      <style:text-properties fo:font-weight="normal" officeooo:rsid="00bf2e93" officeooo:paragraph-rsid="00bf2e93" style:font-weight-asian="normal" style:font-weight-complex="normal"/>
    </style:style>
    <style:style style:name="P59" style:family="paragraph" style:parent-style-name="Standard">
      <style:paragraph-properties fo:text-align="end" style:justify-single-word="false" style:writing-mode="rl-tb"/>
      <style:text-properties fo:font-weight="normal" officeooo:rsid="00c3ccd0" officeooo:paragraph-rsid="00c3ccd0" style:font-weight-asian="normal" style:font-weight-complex="normal"/>
    </style:style>
    <style:style style:name="P60" style:family="paragraph" style:parent-style-name="Standard">
      <style:paragraph-properties fo:text-align="end" style:justify-single-word="false" style:writing-mode="rl-tb"/>
      <style:text-properties fo:font-weight="normal" officeooo:rsid="00dfb3cb" officeooo:paragraph-rsid="00dfb3cb" style:font-weight-asian="normal" style:font-weight-complex="normal"/>
    </style:style>
    <style:style style:name="P61" style:family="paragraph" style:parent-style-name="Standard">
      <style:paragraph-properties fo:text-align="end" style:justify-single-word="false" style:writing-mode="rl-tb"/>
      <style:text-properties fo:font-weight="normal" officeooo:rsid="00dfb3cb" officeooo:paragraph-rsid="00f3b17f" style:font-weight-asian="normal" style:font-weight-complex="normal"/>
    </style:style>
    <style:style style:name="P62" style:family="paragraph" style:parent-style-name="Standard">
      <style:paragraph-properties fo:text-align="end" style:justify-single-word="false" style:writing-mode="rl-tb"/>
      <style:text-properties fo:font-weight="normal" officeooo:rsid="00f82a91" officeooo:paragraph-rsid="00f82a91" style:font-weight-asian="normal" style:font-weight-complex="normal"/>
    </style:style>
    <style:style style:name="P63" style:family="paragraph" style:parent-style-name="Standard">
      <style:paragraph-properties fo:text-align="end" style:justify-single-word="false" style:writing-mode="rl-tb"/>
      <style:text-properties fo:font-weight="normal" officeooo:rsid="00fb26e7" officeooo:paragraph-rsid="010ec234" style:font-weight-asian="normal" style:font-weight-complex="normal"/>
    </style:style>
    <style:style style:name="P64" style:family="paragraph" style:parent-style-name="Standard">
      <style:paragraph-properties fo:text-align="end" style:justify-single-word="false" style:writing-mode="rl-tb"/>
      <style:text-properties fo:font-weight="normal" officeooo:rsid="0111fcc5" officeooo:paragraph-rsid="0111fcc5" style:font-weight-asian="normal" style:font-weight-complex="normal"/>
    </style:style>
    <style:style style:name="P65" style:family="paragraph" style:parent-style-name="Standard">
      <style:paragraph-properties fo:text-align="end" style:justify-single-word="false" style:writing-mode="rl-tb"/>
      <style:text-properties fo:font-weight="normal" officeooo:rsid="00d260bd" officeooo:paragraph-rsid="00d18184" style:font-weight-asian="normal" style:font-weight-complex="normal"/>
    </style:style>
    <style:style style:name="P66" style:family="paragraph" style:parent-style-name="Standard">
      <style:paragraph-properties fo:text-align="end" style:justify-single-word="false" style:writing-mode="rl-tb"/>
      <style:text-properties fo:font-weight="normal" officeooo:rsid="00e67773" officeooo:paragraph-rsid="00e67773" fo:background-color="transparent" style:font-weight-asian="normal" style:font-weight-complex="normal"/>
    </style:style>
    <style:style style:name="P67" style:family="paragraph" style:parent-style-name="Standard">
      <style:paragraph-properties fo:text-align="end" style:justify-single-word="false" style:writing-mode="rl-tb"/>
      <style:text-properties officeooo:paragraph-rsid="00bd8f3e"/>
    </style:style>
    <style:style style:name="P68" style:family="paragraph" style:parent-style-name="Standard">
      <style:paragraph-properties fo:text-align="end" style:justify-single-word="false" style:writing-mode="rl-tb"/>
      <style:text-properties officeooo:rsid="013b9d3c" officeooo:paragraph-rsid="013b9d3c" fo:background-color="transparent"/>
    </style:style>
    <style:style style:name="P69" style:family="paragraph" style:parent-style-name="Standard">
      <style:paragraph-properties fo:text-align="end" style:justify-single-word="false" style:writing-mode="rl-tb"/>
      <style:text-properties officeooo:rsid="013d63c7" officeooo:paragraph-rsid="013d63c7" fo:background-color="transparent"/>
    </style:style>
    <style:style style:name="P70" style:family="paragraph" style:parent-style-name="Standard">
      <style:paragraph-properties fo:text-align="end" style:justify-single-word="false" style:writing-mode="rl-tb"/>
      <style:text-properties fo:color="#000000" style:font-name="Monospace" fo:font-size="12pt" officeooo:rsid="013975cc" officeooo:paragraph-rsid="013975cc" fo:background-color="transparent" style:font-size-asian="12pt"/>
    </style:style>
    <style:style style:name="P71" style:family="paragraph" style:parent-style-name="Standard">
      <style:paragraph-properties fo:text-align="end" style:justify-single-word="false" style:writing-mode="rl-tb"/>
      <style:text-properties fo:color="#000000" style:font-name="Monospace" fo:font-size="12pt" officeooo:rsid="013d63c7" officeooo:paragraph-rsid="013d63c7" fo:background-color="transparent" style:font-size-asian="12pt"/>
    </style:style>
    <style:style style:name="P72" style:family="paragraph" style:parent-style-name="Standard">
      <style:paragraph-properties fo:text-align="end" style:justify-single-word="false" style:writing-mode="rl-tb"/>
      <style:text-properties officeooo:rsid="01686426" officeooo:paragraph-rsid="0183767a"/>
    </style:style>
    <style:style style:name="P73" style:family="paragraph" style:parent-style-name="Standard">
      <style:paragraph-properties fo:text-align="end" style:justify-single-word="false" style:writing-mode="rl-tb"/>
      <style:text-properties officeooo:rsid="017e8589" officeooo:paragraph-rsid="017e8589"/>
    </style:style>
    <style:style style:name="P74" style:family="paragraph" style:parent-style-name="Standard">
      <style:paragraph-properties fo:text-align="end" style:justify-single-word="false" style:writing-mode="rl-tb"/>
      <style:text-properties officeooo:rsid="018dfdf8" officeooo:paragraph-rsid="018dfdf8"/>
    </style:style>
    <style:style style:name="P75" style:family="paragraph" style:parent-style-name="Standard">
      <style:paragraph-properties fo:text-align="end" style:justify-single-word="false" style:writing-mode="rl-tb"/>
      <style:text-properties officeooo:rsid="0194e21b" officeooo:paragraph-rsid="0194e21b"/>
    </style:style>
    <style:style style:name="P76" style:family="paragraph" style:parent-style-name="Text_20_body">
      <style:paragraph-properties fo:text-align="end" style:justify-single-word="false" style:writing-mode="rl-tb"/>
      <style:text-properties officeooo:rsid="00eb6387" officeooo:paragraph-rsid="00eb6387"/>
    </style:style>
    <style:style style:name="P77" style:family="paragraph" style:parent-style-name="Standard">
      <style:text-properties officeooo:rsid="00baff79" officeooo:paragraph-rsid="00d6426e"/>
    </style:style>
    <style:style style:name="P78" style:family="paragraph" style:parent-style-name="Standard">
      <style:text-properties officeooo:rsid="00d8d093" officeooo:paragraph-rsid="00d8d093"/>
    </style:style>
    <style:style style:name="P79" style:family="paragraph" style:parent-style-name="Standard">
      <style:text-properties officeooo:rsid="01307b20" officeooo:paragraph-rsid="01307b20" fo:background-color="transparent"/>
    </style:style>
    <style:style style:name="P80" style:family="paragraph" style:parent-style-name="Standard">
      <style:text-properties officeooo:rsid="012f0248" officeooo:paragraph-rsid="012f0248"/>
    </style:style>
    <style:style style:name="P81" style:family="paragraph" style:parent-style-name="Standard">
      <style:text-properties officeooo:rsid="01307b20" officeooo:paragraph-rsid="01307b20"/>
    </style:style>
    <style:style style:name="P82" style:family="paragraph" style:parent-style-name="Standard">
      <style:text-properties officeooo:rsid="0132dee2" officeooo:paragraph-rsid="0132dee2"/>
    </style:style>
    <style:style style:name="P83" style:family="paragraph" style:parent-style-name="Standard">
      <style:text-properties officeooo:rsid="015f3500" officeooo:paragraph-rsid="016406ef"/>
    </style:style>
    <style:style style:name="P84" style:family="paragraph" style:parent-style-name="Standard">
      <style:text-properties fo:color="#000000" style:font-name="Monospace" fo:font-size="12pt" officeooo:rsid="0132dee2" officeooo:paragraph-rsid="01307b20" fo:background-color="transparent" style:font-size-asian="12pt"/>
    </style:style>
    <style:style style:name="P85" style:family="paragraph" style:parent-style-name="Standard">
      <style:text-properties officeooo:rsid="01618e60" officeooo:paragraph-rsid="01655213"/>
    </style:style>
    <style:style style:name="P86" style:family="paragraph" style:parent-style-name="Standard">
      <style:text-properties officeooo:rsid="01686426" officeooo:paragraph-rsid="0173dbb1"/>
    </style:style>
    <style:style style:name="P87" style:family="paragraph" style:parent-style-name="Standard">
      <style:text-properties officeooo:rsid="017e8589" officeooo:paragraph-rsid="017e8589"/>
    </style:style>
    <style:style style:name="P88" style:family="paragraph" style:parent-style-name="Standard">
      <style:text-properties officeooo:rsid="018d50c4" officeooo:paragraph-rsid="018d50c4"/>
    </style:style>
    <style:style style:name="P89" style:family="paragraph" style:parent-style-name="Standard">
      <style:text-properties officeooo:rsid="018d50c4" officeooo:paragraph-rsid="018dfdf8"/>
    </style:style>
    <style:style style:name="P90" style:family="paragraph" style:parent-style-name="Standard">
      <style:text-properties officeooo:rsid="01907d47" officeooo:paragraph-rsid="01907d47"/>
    </style:style>
    <style:style style:name="P91" style:family="paragraph" style:parent-style-name="Standard">
      <style:text-properties officeooo:rsid="01932f44" officeooo:paragraph-rsid="01932f44"/>
    </style:style>
    <style:style style:name="P92" style:family="paragraph" style:parent-style-name="Standard" style:master-page-name="">
      <loext:graphic-properties draw:fill-image-width="0in" draw:fill-image-height="0in"/>
      <style:paragraph-properties fo:text-align="end" style:justify-single-word="false" style:page-number="auto" style:shadow="none" style:writing-mode="rl-tb"/>
      <style:text-properties fo:font-weight="normal" officeooo:rsid="00ff15f2" officeooo:paragraph-rsid="010aa96e" style:font-weight-asian="normal" style:font-weight-complex="normal"/>
    </style:style>
    <style:style style:name="P93" style:family="paragraph" style:parent-style-name="Standard">
      <loext:graphic-properties draw:fill-image-width="0in" draw:fill-image-height="0in"/>
      <style:paragraph-properties fo:text-align="start" style:justify-single-word="false" style:shadow="none" style:writing-mode="lr-tb"/>
      <style:text-properties fo:font-weight="normal" officeooo:rsid="01055293" officeooo:paragraph-rsid="01055293" fo:background-color="transparent" style:font-weight-asian="normal" style:font-weight-complex="normal"/>
    </style:style>
    <style:style style:name="P94" style:family="paragraph" style:parent-style-name="Standard">
      <loext:graphic-properties draw:fill-image-width="0in" draw:fill-image-height="0in"/>
      <style:paragraph-properties fo:text-align="start" style:justify-single-word="false" style:shadow="none" style:writing-mode="lr-tb"/>
      <style:text-properties fo:font-weight="normal" officeooo:rsid="01055293" officeooo:paragraph-rsid="011b50c9" fo:background-color="transparent" style:font-weight-asian="normal" style:font-weight-complex="normal"/>
    </style:style>
    <style:style style:name="P95" style:family="paragraph" style:parent-style-name="Standard">
      <loext:graphic-properties draw:fill-image-width="0in" draw:fill-image-height="0in"/>
      <style:paragraph-properties fo:text-align="start" style:justify-single-word="false" style:shadow="none" style:writing-mode="lr-tb"/>
      <style:text-properties fo:color="#000000" style:font-name="Monospace" fo:font-size="12pt" fo:font-weight="normal" officeooo:rsid="01055293" officeooo:paragraph-rsid="01055293" fo:background-color="transparent" style:font-size-asian="12pt" style:font-weight-asian="normal" style:font-weight-complex="normal"/>
    </style:style>
    <style:style style:name="P96" style:family="paragraph" style:parent-style-name="Heading_20_2">
      <style:text-properties officeooo:rsid="00d872fc" officeooo:paragraph-rsid="00d872fc"/>
    </style:style>
    <style:style style:name="P97" style:family="paragraph" style:parent-style-name="Standard" style:list-style-name="L2"/>
    <style:style style:name="P98" style:family="paragraph" style:parent-style-name="Standard" style:list-style-name="L2">
      <style:text-properties officeooo:rsid="00dc02e2" officeooo:paragraph-rsid="00dc02e2"/>
    </style:style>
    <style:style style:name="P99" style:family="paragraph" style:parent-style-name="Standard" style:list-style-name="L2">
      <style:text-properties officeooo:rsid="011e7211" officeooo:paragraph-rsid="011e7211"/>
    </style:style>
    <style:style style:name="P100" style:family="paragraph" style:parent-style-name="Standard" style:list-style-name="L2">
      <style:text-properties officeooo:rsid="00dd7330" officeooo:paragraph-rsid="00dd7330"/>
    </style:style>
    <style:style style:name="P101" style:family="paragraph" style:parent-style-name="Standard" style:list-style-name="L2">
      <style:text-properties officeooo:rsid="00f03382" officeooo:paragraph-rsid="00f03382"/>
    </style:style>
    <style:style style:name="P102" style:family="paragraph" style:parent-style-name="Standard" style:list-style-name="L2">
      <style:text-properties officeooo:rsid="00fad1a8" officeooo:paragraph-rsid="00fad1a8"/>
    </style:style>
    <style:style style:name="P103" style:family="paragraph" style:parent-style-name="Standard" style:list-style-name="L2">
      <style:text-properties fo:color="#000000" style:font-name="Monospace" fo:font-size="12pt" officeooo:rsid="00fad1a8" officeooo:paragraph-rsid="00fad1a8" fo:background-color="transparent" style:font-size-asian="12pt"/>
    </style:style>
    <style:style style:name="P104" style:family="paragraph" style:parent-style-name="Standard" style:list-style-name="L2">
      <style:text-properties officeooo:rsid="00e320c8" officeooo:paragraph-rsid="00e320c8"/>
    </style:style>
    <style:style style:name="P105" style:family="paragraph" style:parent-style-name="Standard" style:list-style-name="L2">
      <style:text-properties officeooo:rsid="011fcc8c" officeooo:paragraph-rsid="011fcc8c"/>
    </style:style>
    <style:style style:name="P106" style:family="paragraph" style:parent-style-name="Standard">
      <style:text-properties officeooo:rsid="018dfdf8" officeooo:paragraph-rsid="018dfdf8"/>
    </style:style>
    <style:style style:name="P107" style:family="paragraph" style:parent-style-name="Standard" style:list-style-name="L1">
      <style:paragraph-properties fo:text-align="end" style:justify-single-word="false" style:writing-mode="rl-tb"/>
      <style:text-properties officeooo:rsid="00c3ccd0" officeooo:paragraph-rsid="00c74684"/>
    </style:style>
    <style:style style:name="P108" style:family="paragraph" style:parent-style-name="Standard" style:list-style-name="L1">
      <style:paragraph-properties fo:text-align="end" style:justify-single-word="false" style:writing-mode="rl-tb"/>
      <style:text-properties officeooo:rsid="00c591c8" officeooo:paragraph-rsid="00d18184"/>
    </style:style>
    <style:style style:name="P109" style:family="paragraph" style:parent-style-name="Standard">
      <style:paragraph-properties fo:text-align="end" style:justify-single-word="false" style:writing-mode="rl-tb"/>
      <style:text-properties fo:font-weight="normal" officeooo:rsid="00c3ccd0" officeooo:paragraph-rsid="00c3ccd0" style:font-weight-asian="normal" style:font-weight-complex="normal"/>
    </style:style>
    <style:style style:name="P110"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111"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paragraph-rsid="018dfdf8" style:font-size-asian="12pt"/>
    </style:style>
    <style:style style:name="P112" style:family="paragraph" style:parent-style-name="Standard">
      <style:paragraph-properties fo:text-align="start" style:justify-single-word="false" style:writing-mode="lr-tb"/>
      <style:text-properties fo:color="#000000" style:font-name="Monospace" fo:font-size="12pt" officeooo:rsid="018d50c4" officeooo:paragraph-rsid="01932f44" style:font-size-asian="12pt"/>
    </style:style>
    <style:style style:name="P113" style:family="paragraph" style:parent-style-name="Standard" style:list-style-name="L3">
      <style:paragraph-properties fo:text-align="start" style:justify-single-word="false" style:writing-mode="lr-tb"/>
      <style:text-properties officeooo:paragraph-rsid="00ec61f4"/>
    </style:style>
    <style:style style:name="P114" style:family="paragraph" style:parent-style-name="Standard" style:list-style-name="L3">
      <style:paragraph-properties fo:text-align="start" style:justify-single-word="false" style:writing-mode="lr-tb"/>
      <style:text-properties officeooo:rsid="0125aa03" officeooo:paragraph-rsid="0125aa03"/>
    </style:style>
    <style:style style:name="P115" style:family="paragraph" style:parent-style-name="Standard" style:list-style-name="L3">
      <style:paragraph-properties fo:text-align="start" style:justify-single-word="false" style:writing-mode="lr-tb"/>
      <style:text-properties officeooo:rsid="01609cbb" officeooo:paragraph-rsid="01609cbb"/>
    </style:style>
    <style:style style:name="P116" style:family="paragraph" style:parent-style-name="Standard" style:list-style-name="L3">
      <style:paragraph-properties fo:text-align="start" style:justify-single-word="false" style:writing-mode="lr-tb"/>
      <style:text-properties officeooo:rsid="018a738a" officeooo:paragraph-rsid="018a738a"/>
    </style:style>
    <style:style style:name="P117" style:family="paragraph" style:parent-style-name="Standard" style:list-style-name="L3">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118" style:family="paragraph" style:parent-style-name="Heading_20_1">
      <style:text-properties officeooo:rsid="00ba7ea9" officeooo:paragraph-rsid="00ba7ea9"/>
    </style:style>
    <style:style style:name="P119" style:family="paragraph" style:parent-style-name="Text_20_body" style:list-style-name="L3">
      <style:paragraph-properties fo:text-align="start" style:justify-single-word="false" style:writing-mode="lr-tb"/>
      <style:text-properties officeooo:rsid="00eb6387" officeooo:paragraph-rsid="00eb6387"/>
    </style:style>
    <style:style style:name="P120" style:family="paragraph" style:parent-style-name="Footer">
      <style:paragraph-properties fo:text-align="center" style:justify-single-word="false"/>
      <style:text-properties officeooo:paragraph-rsid="019ece81"/>
    </style:style>
    <style:style style:name="P121" style:family="paragraph" style:parent-style-name="Header">
      <style:paragraph-properties fo:text-align="center" style:justify-single-word="false"/>
      <style:text-properties officeooo:rsid="01899e3b" officeooo:paragraph-rsid="01a06171"/>
    </style:style>
    <style:style style:name="T1" style:family="text">
      <style:text-properties fo:font-weight="bold" style:font-weight-asian="bold" style:font-weight-complex="bold"/>
    </style:style>
    <style:style style:name="T2" style:family="text">
      <style:text-properties fo:font-weight="bold" officeooo:rsid="00bc123b" style:font-weight-asian="bold" style:font-weight-complex="bold"/>
    </style:style>
    <style:style style:name="T3" style:family="text">
      <style:text-properties fo:font-weight="bold" officeooo:rsid="00bce452" style:font-weight-asian="bold" style:font-weight-complex="bold"/>
    </style:style>
    <style:style style:name="T4" style:family="text">
      <style:text-properties fo:font-weight="bold" officeooo:rsid="00de71c2" style:font-weight-asian="bold" style:font-weight-complex="bold"/>
    </style:style>
    <style:style style:name="T5" style:family="text">
      <style:text-properties fo:font-weight="bold" officeooo:rsid="00e0040b" style:font-weight-asian="bold" style:font-weight-complex="bold"/>
    </style:style>
    <style:style style:name="T6" style:family="text">
      <style:text-properties fo:font-weight="bold" officeooo:rsid="0100605f" style:font-weight-asian="bold" style:font-weight-complex="bold"/>
    </style:style>
    <style:style style:name="T7" style:family="text">
      <style:text-properties fo:color="#000000" style:font-name="Monospace1" fo:font-size="12pt" style:font-size-asian="12pt"/>
    </style:style>
    <style:style style:name="T8" style:family="text">
      <style:text-properties fo:color="#000000" style:font-name="Monospace1" fo:font-size="12pt" officeooo:rsid="00fb26e7" style:font-size-asian="12pt"/>
    </style:style>
    <style:style style:name="T9" style:family="text">
      <style:text-properties fo:color="#000000" style:font-name="Monospace1" fo:font-size="12pt" officeooo:rsid="00fbb7cc" style:font-size-asian="12pt"/>
    </style:style>
    <style:style style:name="T10" style:family="text">
      <style:text-properties fo:color="#000000" style:font-name="Monospace1" fo:font-size="12pt" officeooo:rsid="00fea292" style:font-size-asian="12pt"/>
    </style:style>
    <style:style style:name="T11" style:family="text">
      <style:text-properties fo:color="#000000" style:font-name="Monospace1" fo:font-size="12pt" officeooo:rsid="01131f6b" style:font-size-asian="12pt"/>
    </style:style>
    <style:style style:name="T12" style:family="text">
      <style:text-properties fo:color="#000000" style:font-name="Monospace1" fo:font-size="12pt" officeooo:rsid="0115a918" style:font-size-asian="12pt"/>
    </style:style>
    <style:style style:name="T13" style:family="text">
      <style:text-properties fo:color="#000000" style:font-name="Monospace1" fo:font-size="12pt" officeooo:rsid="011c3029" style:font-size-asian="12pt"/>
    </style:style>
    <style:style style:name="T14" style:family="text">
      <style:text-properties fo:color="#000000" style:font-name="Monospace1" fo:font-size="12pt" officeooo:rsid="011cecea" style:font-size-asian="12pt"/>
    </style:style>
    <style:style style:name="T15" style:family="text">
      <style:text-properties fo:color="#000000" style:font-name="Monospace1" fo:font-size="12pt" officeooo:rsid="012997a3" style:font-size-asian="12pt"/>
    </style:style>
    <style:style style:name="T16" style:family="text">
      <style:text-properties fo:color="#000000" style:font-name="Monospace1" fo:font-size="12pt" officeooo:rsid="0143aa5e" style:font-size-asian="12pt"/>
    </style:style>
    <style:style style:name="T17" style:family="text">
      <style:text-properties fo:color="#000000" style:font-name="Monospace1" fo:font-size="12pt" officeooo:rsid="0147064b" style:font-size-asian="12pt"/>
    </style:style>
    <style:style style:name="T18" style:family="text">
      <style:text-properties fo:color="#000000" style:font-name="Monospace1" fo:font-size="12pt" fo:font-style="italic" style:font-size-asian="12pt" style:font-style-asian="italic"/>
    </style:style>
    <style:style style:name="T19" style:family="text">
      <style:text-properties fo:color="#000000" style:font-name="Monospace1" fo:font-size="12pt" style:text-underline-style="none" style:font-size-asian="12pt"/>
    </style:style>
    <style:style style:name="T20" style:family="text">
      <style:text-properties fo:color="#000000" style:font-name="Monospace1" fo:font-size="12pt" style:text-underline-style="none" officeooo:rsid="00e83a4a" style:font-size-asian="12pt"/>
    </style:style>
    <style:style style:name="T21" style:family="text">
      <style:text-properties fo:color="#000000" style:font-name="Monospace1" fo:font-size="12pt" style:text-underline-style="none" officeooo:rsid="00e94475" style:font-size-asian="12pt"/>
    </style:style>
    <style:style style:name="T22" style:family="text">
      <style:text-properties fo:color="#000000" style:font-name="Monospace1" fo:font-size="12pt" style:text-underline-style="none" officeooo:rsid="00eb08bb" style:font-size-asian="12pt"/>
    </style:style>
    <style:style style:name="T23" style:family="text">
      <style:text-properties fo:color="#000000" style:font-name="Monospace1" fo:font-size="12pt" style:text-underline-style="none" officeooo:rsid="014c6958" style:font-size-asian="12pt"/>
    </style:style>
    <style:style style:name="T24" style:family="text">
      <style:text-properties fo:color="#000000" style:font-name="Monospace1" fo:font-size="12pt" style:text-underline-style="none" officeooo:rsid="014d8710" style:font-size-asian="12pt"/>
    </style:style>
    <style:style style:name="T25" style:family="text">
      <style:text-properties fo:color="#000000" style:font-name="Monospace1" fo:font-size="12pt" style:text-underline-style="none" officeooo:rsid="014ec985" style:font-size-asian="12pt"/>
    </style:style>
    <style:style style:name="T26" style:family="text">
      <style:text-properties fo:color="#000000" style:font-name="Monospace1" fo:font-size="12pt" style:text-underline-style="none" officeooo:rsid="014fda9f" style:font-size-asian="12pt"/>
    </style:style>
    <style:style style:name="T27" style:family="text">
      <style:text-properties fo:color="#000000" style:font-name="Monospace1" fo:font-size="12pt" style:text-underline-style="none" officeooo:rsid="0151b1e7" style:font-size-asian="12pt"/>
    </style:style>
    <style:style style:name="T28" style:family="text">
      <style:text-properties fo:color="#000000" style:font-name="Monospace1" fo:font-size="12pt" style:text-underline-style="none" officeooo:rsid="01533e50" style:font-size-asian="12pt"/>
    </style:style>
    <style:style style:name="T29" style:family="text">
      <style:text-properties fo:color="#000000" style:font-name="Monospace1" fo:font-size="12pt" style:text-underline-style="none" officeooo:rsid="0153c23a" style:font-size-asian="12pt"/>
    </style:style>
    <style:style style:name="T30" style:family="text">
      <style:text-properties fo:color="#000000" style:font-name="Monospace1" fo:font-size="12pt" style:text-underline-style="none" officeooo:rsid="01548f83" style:font-size-asian="12pt"/>
    </style:style>
    <style:style style:name="T31" style:family="text">
      <style:text-properties fo:color="#000000" style:font-name="Monospace1" fo:font-size="12pt" style:text-underline-style="none" officeooo:rsid="0154e0bb" style:font-size-asian="12pt"/>
    </style:style>
    <style:style style:name="T32" style:family="text">
      <style:text-properties fo:color="#000000" style:font-name="Monospace1" fo:font-size="12pt" style:text-underline-style="none" officeooo:rsid="0156ba5b" style:font-size-asian="12pt"/>
    </style:style>
    <style:style style:name="T33" style:family="text">
      <style:text-properties fo:color="#000000" style:font-name="Monospace1" fo:font-size="12pt" style:text-underline-style="none" officeooo:rsid="01598923" style:font-size-asian="12pt"/>
    </style:style>
    <style:style style:name="T34" style:family="text">
      <style:text-properties fo:color="#000000" style:font-name="Monospace1" fo:font-size="12pt" style:text-underline-style="none" officeooo:rsid="015b0945" style:font-size-asian="12pt"/>
    </style:style>
    <style:style style:name="T35" style:family="text">
      <style:text-properties fo:color="#000000" style:font-name="Monospace1" fo:font-size="12pt" style:text-underline-style="none" officeooo:rsid="015be70a" style:font-size-asian="12pt"/>
    </style:style>
    <style:style style:name="T36" style:family="text">
      <style:text-properties fo:color="#000000" style:font-name="Monospace1" fo:font-size="12pt" style:text-underline-style="none" officeooo:rsid="015c3b6f" style:font-size-asian="12pt"/>
    </style:style>
    <style:style style:name="T37" style:family="text">
      <style:text-properties fo:color="#000000" style:font-name="Monospace1" fo:font-size="12pt" style:text-underline-style="none" fo:font-weight="bold" officeooo:rsid="00e83a4a" style:font-size-asian="12pt" style:font-weight-asian="bold" style:font-weight-complex="bold"/>
    </style:style>
    <style:style style:name="T38" style:family="text">
      <style:text-properties fo:color="#000000" style:font-name="Monospace1" fo:font-size="12pt" style:text-underline-style="none" fo:background-color="transparent" loext:char-shading-value="0" style:font-size-asian="12pt"/>
    </style:style>
    <style:style style:name="T39" style:family="text">
      <style:text-properties fo:color="#000000" style:font-name="Monospace1" fo:font-size="12pt" style:text-underline-style="none" officeooo:rsid="00f2de62" fo:background-color="transparent" loext:char-shading-value="0" style:font-size-asian="12pt"/>
    </style:style>
    <style:style style:name="T40" style:family="text">
      <style:text-properties fo:color="#000000" style:font-name="Monospace1" fo:font-size="12pt" style:text-underline-style="none" officeooo:rsid="01195b5b" fo:background-color="transparent" loext:char-shading-value="0" style:font-size-asian="12pt"/>
    </style:style>
    <style:style style:name="T41" style:family="text">
      <style:text-properties fo:color="#000000" style:font-name="Monospace1" fo:font-size="12pt" fo:font-weight="bold" style:font-size-asian="12pt" style:font-weight-asian="bold" style:font-weight-complex="bold"/>
    </style:style>
    <style:style style:name="T42" style:family="text">
      <style:text-properties fo:color="#000000" style:font-name="Monospace1" fo:font-size="12pt" fo:font-weight="normal" officeooo:rsid="012997a3" style:font-size-asian="12pt" style:font-weight-asian="normal" style:font-weight-complex="normal"/>
    </style:style>
    <style:style style:name="T43" style:family="text">
      <style:text-properties fo:color="#000000" style:font-name="Monospace1" fo:font-size="10pt" style:text-underline-style="none" officeooo:rsid="0153c23a" style:font-size-asian="10pt" style:font-size-complex="10pt"/>
    </style:style>
    <style:style style:name="T44" style:family="text">
      <style:text-properties fo:color="#000000" style:font-name="Monospace1" fo:font-size="10pt" style:text-underline-style="none" officeooo:rsid="0154e0bb" style:font-size-asian="10pt" style:font-size-complex="10pt"/>
    </style:style>
    <style:style style:name="T45" style:family="text">
      <style:text-properties fo:color="#000000" style:font-name="Monospace" fo:font-size="12pt" style:text-underline-style="none" style:font-size-asian="12pt"/>
    </style:style>
    <style:style style:name="T46" style:family="text">
      <style:text-properties fo:color="#000000" style:font-name="Monospace" fo:font-size="12pt" style:text-underline-style="none" officeooo:rsid="00e83a4a" style:font-size-asian="12pt"/>
    </style:style>
    <style:style style:name="T47" style:family="text">
      <style:text-properties fo:color="#000000" style:font-name="Monospace" fo:font-size="12pt" style:text-underline-style="none" fo:background-color="transparent" loext:char-shading-value="0" style:font-size-asian="12pt"/>
    </style:style>
    <style:style style:name="T48" style:family="text">
      <style:text-properties fo:color="#000000" style:font-name="Monospace" fo:font-size="12pt" style:font-size-asian="12pt"/>
    </style:style>
    <style:style style:name="T49" style:family="text">
      <style:text-properties fo:color="#000000" style:font-name="Monospace" fo:font-size="12pt" officeooo:rsid="0106dd3c" style:font-size-asian="12pt"/>
    </style:style>
    <style:style style:name="T50" style:family="text">
      <style:text-properties fo:color="#000000" style:font-name="Monospace" fo:font-size="12pt" officeooo:rsid="0108644b" style:font-size-asian="12pt"/>
    </style:style>
    <style:style style:name="T51" style:family="text">
      <style:text-properties fo:color="#000000" style:font-name="Monospace" fo:font-size="12pt" officeooo:rsid="0109a702" style:font-size-asian="12pt"/>
    </style:style>
    <style:style style:name="T52" style:family="text">
      <style:text-properties fo:color="#000000" style:font-name="Monospace" fo:font-size="12pt" officeooo:rsid="013155d9" style:font-size-asian="12pt"/>
    </style:style>
    <style:style style:name="T53" style:family="text">
      <style:text-properties fo:color="#000000" style:font-name="Monospace" fo:font-size="12pt" officeooo:rsid="0132dee2" style:font-size-asian="12pt"/>
    </style:style>
    <style:style style:name="T54" style:family="text">
      <style:text-properties fo:color="#000000" style:font-name="Monospace" fo:font-size="12pt" officeooo:rsid="013550f2" style:font-size-asian="12pt"/>
    </style:style>
    <style:style style:name="T55" style:family="text">
      <style:text-properties fo:color="#000000" style:font-name="Monospace" fo:font-size="12pt" officeooo:rsid="0135d6ad" style:font-size-asian="12pt"/>
    </style:style>
    <style:style style:name="T56" style:family="text">
      <style:text-properties fo:color="#000000" style:font-name="Monospace" fo:font-size="12pt" officeooo:rsid="013d63c7" style:font-size-asian="12pt"/>
    </style:style>
    <style:style style:name="T57" style:family="text">
      <style:text-properties fo:color="#000000" style:font-name="Monospace" fo:font-size="12pt" officeooo:rsid="013f6994" style:font-size-asian="12pt"/>
    </style:style>
    <style:style style:name="T58" style:family="text">
      <style:text-properties fo:color="#000000" style:font-name="Monospace" fo:font-size="12pt" officeooo:rsid="013fbcab" style:font-size-asian="12pt"/>
    </style:style>
    <style:style style:name="T59" style:family="text">
      <style:text-properties fo:color="#000000" style:font-name="Monospace" fo:font-size="12pt" officeooo:rsid="01404ce0" style:font-size-asian="12pt"/>
    </style:style>
    <style:style style:name="T60" style:family="text">
      <style:text-properties fo:color="#000000" style:font-name="Monospace" fo:font-size="12pt" officeooo:rsid="0180a231" style:font-size-asian="12pt"/>
    </style:style>
    <style:style style:name="T61" style:family="text">
      <style:text-properties fo:color="#000000" style:font-name="Monospace" fo:font-size="12pt" officeooo:rsid="01828c97" style:font-size-asian="12pt"/>
    </style:style>
    <style:style style:name="T62" style:family="text">
      <style:text-properties fo:color="#000000" style:font-name="Monospace" fo:font-size="12pt" officeooo:rsid="0173dbb1" style:font-size-asian="12pt"/>
    </style:style>
    <style:style style:name="T63" style:family="text">
      <style:text-properties fo:color="#000000" style:font-name="Monospace" fo:font-size="12pt" officeooo:rsid="01845207" style:font-size-asian="12pt"/>
    </style:style>
    <style:style style:name="T64" style:family="text">
      <style:text-properties fo:color="#000000" style:font-name="Monospace" fo:font-size="12pt" officeooo:rsid="0185d722" style:font-size-asian="12pt"/>
    </style:style>
    <style:style style:name="T65" style:family="text">
      <style:text-properties fo:color="#000000" style:font-name="Monospace" fo:font-size="12pt" officeooo:rsid="01899e3b" style:font-size-asian="12pt"/>
    </style:style>
    <style:style style:name="T66" style:family="text">
      <style:text-properties fo:color="#000000" style:font-name="Monospace" fo:font-size="12pt" officeooo:rsid="01888621" style:font-size-asian="12pt"/>
    </style:style>
    <style:style style:name="T67" style:family="text">
      <style:text-properties fo:color="#000000" style:font-name="Monospace" fo:font-size="12pt" officeooo:rsid="0189f7d0" style:font-size-asian="12pt"/>
    </style:style>
    <style:style style:name="T68" style:family="text">
      <style:text-properties fo:color="#000000" style:font-name="Monospace" fo:font-size="12pt" officeooo:rsid="018dfdf8" style:font-size-asian="12pt"/>
    </style:style>
    <style:style style:name="T69" style:family="text">
      <style:text-properties fo:color="#000000" style:font-name="Monospace" fo:font-size="12pt" fo:background-color="transparent" loext:char-shading-value="0" style:font-size-asian="12pt"/>
    </style:style>
    <style:style style:name="T70" style:family="text">
      <style:text-properties fo:color="#000000" style:font-name="Monospace" fo:font-size="12pt" officeooo:rsid="01055293" fo:background-color="transparent" loext:char-shading-value="0" style:font-size-asian="12pt"/>
    </style:style>
    <style:style style:name="T71" style:family="text">
      <style:text-properties fo:color="#000000" style:font-name="Monospace" fo:font-size="12pt" officeooo:rsid="0133f9dd" fo:background-color="transparent" loext:char-shading-value="0" style:font-size-asian="12pt"/>
    </style:style>
    <style:style style:name="T72" style:family="text">
      <style:text-properties fo:color="#000000" style:font-name="Monospace" fo:font-size="12pt" officeooo:rsid="013550f2" fo:background-color="transparent" loext:char-shading-value="0" style:font-size-asian="12pt"/>
    </style:style>
    <style:style style:name="T73" style:family="text">
      <style:text-properties fo:color="#000000" style:font-name="Monospace" fo:font-size="12pt" officeooo:rsid="01378f3e" fo:background-color="transparent" loext:char-shading-value="0" style:font-size-asian="12pt"/>
    </style:style>
    <style:style style:name="T74" style:family="text">
      <style:text-properties fo:color="#000000" style:font-name="Monospace" fo:font-size="12pt" fo:font-style="italic" style:font-size-asian="12pt" style:font-style-asian="italic"/>
    </style:style>
    <style:style style:name="T75" style:family="text">
      <style:text-properties fo:color="#000000" style:font-name="Monospace" fo:font-size="12pt" fo:font-weight="normal" style:font-size-asian="12pt" style:font-weight-asian="normal" style:font-weight-complex="normal"/>
    </style:style>
    <style:style style:name="T76" style:family="text">
      <style:text-properties fo:color="#000000" style:font-name="Monospace" fo:font-size="12pt" fo:font-style="normal" style:font-size-asian="12pt" style:font-style-asian="normal" style:font-style-complex="normal"/>
    </style:style>
    <style:style style:name="T77" style:family="text">
      <style:text-properties fo:color="#000000" style:font-name="Monospace" fo:font-size="10pt" style:font-size-asian="10pt" style:font-size-complex="10pt"/>
    </style:style>
    <style:style style:name="T78" style:family="text">
      <style:text-properties fo:color="#6a3e3e" style:font-name="Monospace1" fo:font-size="12pt" style:font-size-asian="12pt"/>
    </style:style>
    <style:style style:name="T79" style:family="text">
      <style:text-properties fo:color="#6a3e3e" style:font-name="Monospace" fo:font-size="12pt" style:font-size-asian="12pt"/>
    </style:style>
    <style:style style:name="T80" style:family="text">
      <style:text-properties fo:color="#6a3e3e" style:font-name="Monospace" fo:font-size="12pt" fo:background-color="#f0d8a8" loext:char-shading-value="0" style:font-size-asian="12pt"/>
    </style:style>
    <style:style style:name="T81" style:family="text">
      <style:text-properties fo:color="#6a3e3e" style:font-name="Monospace" fo:font-size="12pt" fo:background-color="#d4d4d4" loext:char-shading-value="0" style:font-size-asian="12pt"/>
    </style:style>
    <style:style style:name="T82" style:family="text">
      <style:text-properties fo:color="#2a00ff" style:font-name="Monospace1" fo:font-size="12pt" style:font-size-asian="12pt"/>
    </style:style>
    <style:style style:name="T83" style:family="text">
      <style:text-properties fo:color="#2a00ff" style:font-name="Monospace1" fo:font-size="12pt" officeooo:rsid="0114180f" style:font-size-asian="12pt"/>
    </style:style>
    <style:style style:name="T84" style:family="text">
      <style:text-properties fo:color="#2a00ff" style:font-name="Monospace1" fo:font-size="12pt" officeooo:rsid="01161383" style:font-size-asian="12pt"/>
    </style:style>
    <style:style style:name="T85" style:family="text">
      <style:text-properties fo:color="#2a00ff" style:font-name="Monospace" fo:font-size="12pt" style:font-size-asian="12pt"/>
    </style:style>
    <style:style style:name="T86" style:family="text">
      <style:text-properties fo:color="#2a00ff" style:font-name="Monospace" fo:font-size="12pt" officeooo:rsid="01828c97" style:font-size-asian="12pt"/>
    </style:style>
    <style:style style:name="T87" style:family="text">
      <style:text-properties fo:color="#0000c0" style:font-name="Monospace1" fo:font-size="12pt" fo:font-style="italic" fo:font-weight="bold" style:font-size-asian="12pt" style:font-style-asian="italic" style:font-weight-asian="bold"/>
    </style:style>
    <style:style style:name="T88" style:family="text">
      <style:text-properties fo:color="#0000c0" style:font-name="Monospace" fo:font-size="12pt" style:font-size-asian="12pt"/>
    </style:style>
    <style:style style:name="T89" style:family="text">
      <style:text-properties fo:color="#0000c0" style:font-name="Monospace" fo:font-size="12pt" fo:font-style="italic" fo:font-weight="bold" style:font-size-asian="12pt" style:font-style-asian="italic" style:font-weight-asian="bold"/>
    </style:style>
    <style:style style:name="T90" style:family="text">
      <style:text-properties fo:color="#7f0055" style:font-name="Monospace1" fo:font-size="12pt" fo:font-weight="bold" style:font-size-asian="12pt" style:font-weight-asian="bold"/>
    </style:style>
    <style:style style:name="T91" style:family="text">
      <style:text-properties fo:color="#7f0055" style:font-name="Monospace1" fo:font-size="12pt" fo:font-weight="bold" officeooo:rsid="011b50c9" style:font-size-asian="12pt" style:font-weight-asian="bold"/>
    </style:style>
    <style:style style:name="T92" style:family="text">
      <style:text-properties fo:color="#7f0055" style:font-name="Monospace1" fo:font-size="12pt" fo:font-weight="bold" officeooo:rsid="0143aa5e" style:font-size-asian="12pt" style:font-weight-asian="bold"/>
    </style:style>
    <style:style style:name="T93" style:family="text">
      <style:text-properties fo:color="#7f0055" style:font-name="Monospace1" fo:font-size="12pt" style:text-underline-style="none" fo:font-weight="bold" officeooo:rsid="00e83a4a" style:font-size-asian="12pt" style:font-weight-asian="bold"/>
    </style:style>
    <style:style style:name="T94" style:family="text">
      <style:text-properties fo:color="#7f0055" style:font-name="Monospace1" fo:font-size="12pt" style:text-underline-style="none" fo:font-weight="bold" officeooo:rsid="00e83a4a" style:font-size-asian="12pt" style:font-weight-asian="bold" style:font-weight-complex="bold"/>
    </style:style>
    <style:style style:name="T95" style:family="text">
      <style:text-properties fo:color="#7f0055" style:font-name="Monospace" fo:font-size="12pt" fo:font-weight="bold" style:font-size-asian="12pt" style:font-weight-asian="bold"/>
    </style:style>
    <style:style style:name="T96" style:family="text">
      <style:text-properties fo:font-weight="normal" style:font-weight-asian="normal" style:font-weight-complex="normal"/>
    </style:style>
    <style:style style:name="T97" style:family="text">
      <style:text-properties fo:font-weight="normal" officeooo:rsid="00bbe256" style:font-weight-asian="normal" style:font-weight-complex="normal"/>
    </style:style>
    <style:style style:name="T98" style:family="text">
      <style:text-properties fo:font-weight="normal" officeooo:rsid="00bc123b" style:font-weight-asian="normal" style:font-weight-complex="normal"/>
    </style:style>
    <style:style style:name="T99" style:family="text">
      <style:text-properties fo:font-weight="normal" officeooo:rsid="00bce452" style:font-weight-asian="normal" style:font-weight-complex="normal"/>
    </style:style>
    <style:style style:name="T100" style:family="text">
      <style:text-properties fo:font-weight="normal" officeooo:rsid="00bd8f3e" style:font-weight-asian="normal" style:font-weight-complex="normal"/>
    </style:style>
    <style:style style:name="T101" style:family="text">
      <style:text-properties fo:font-weight="normal" officeooo:rsid="00bdd37a" style:font-weight-asian="normal" style:font-weight-complex="normal"/>
    </style:style>
    <style:style style:name="T102" style:family="text">
      <style:text-properties fo:font-weight="normal" officeooo:rsid="00c4763e" style:font-weight-asian="normal" style:font-weight-complex="normal"/>
    </style:style>
    <style:style style:name="T103" style:family="text">
      <style:text-properties fo:font-weight="normal" officeooo:rsid="00c74684" style:font-weight-asian="normal" style:font-weight-complex="normal"/>
    </style:style>
    <style:style style:name="T104" style:family="text">
      <style:text-properties fo:font-weight="normal" officeooo:rsid="00c8b2b8" style:font-weight-asian="normal" style:font-weight-complex="normal"/>
    </style:style>
    <style:style style:name="T105" style:family="text">
      <style:text-properties fo:font-weight="normal" officeooo:rsid="00cc21a0" style:font-weight-asian="normal" style:font-weight-complex="normal"/>
    </style:style>
    <style:style style:name="T106" style:family="text">
      <style:text-properties fo:font-weight="normal" officeooo:rsid="00ce07b5" style:font-weight-asian="normal" style:font-weight-complex="normal"/>
    </style:style>
    <style:style style:name="T107" style:family="text">
      <style:text-properties fo:font-weight="normal" officeooo:rsid="00cfe097" style:font-weight-asian="normal" style:font-weight-complex="normal"/>
    </style:style>
    <style:style style:name="T108" style:family="text">
      <style:text-properties fo:font-weight="normal" officeooo:rsid="00d18184" style:font-weight-asian="normal" style:font-weight-complex="normal"/>
    </style:style>
    <style:style style:name="T109" style:family="text">
      <style:text-properties fo:font-weight="normal" officeooo:rsid="00d260bd" style:font-weight-asian="normal" style:font-weight-complex="normal"/>
    </style:style>
    <style:style style:name="T110" style:family="text">
      <style:text-properties fo:font-weight="normal" officeooo:rsid="00ec61f4" style:font-weight-asian="normal" style:font-weight-complex="normal"/>
    </style:style>
    <style:style style:name="T111" style:family="text">
      <style:text-properties fo:font-weight="normal" officeooo:rsid="00fb26e7" style:font-weight-asian="normal" style:font-weight-complex="normal"/>
    </style:style>
    <style:style style:name="T112" style:family="text">
      <style:text-properties fo:font-weight="normal" officeooo:rsid="0100605f" style:font-weight-asian="normal" style:font-weight-complex="normal"/>
    </style:style>
    <style:style style:name="T113" style:family="text">
      <style:text-properties fo:font-weight="normal" officeooo:rsid="010ae3c1" style:font-weight-asian="normal" style:font-weight-complex="normal"/>
    </style:style>
    <style:style style:name="T114" style:family="text">
      <style:text-properties fo:font-weight="normal" officeooo:rsid="010db10b" style:font-weight-asian="normal" style:font-weight-complex="normal"/>
    </style:style>
    <style:style style:name="T115" style:family="text">
      <style:text-properties fo:font-size="8pt" fo:font-weight="normal" style:font-size-asian="8pt" style:font-weight-asian="normal" style:font-size-complex="8pt" style:font-weight-complex="normal"/>
    </style:style>
    <style:style style:name="T116" style:family="text">
      <style:text-properties fo:font-size="8pt" fo:font-weight="normal" officeooo:rsid="00d18184" style:font-size-asian="8pt" style:font-weight-asian="normal" style:font-size-complex="8pt" style:font-weight-complex="normal"/>
    </style:style>
    <style:style style:name="T117" style:family="text">
      <style:text-properties officeooo:rsid="00daaae4"/>
    </style:style>
    <style:style style:name="T118" style:family="text">
      <style:text-properties officeooo:rsid="00dd7330"/>
    </style:style>
    <style:style style:name="T119" style:family="text">
      <style:text-properties officeooo:rsid="00de71c2"/>
    </style:style>
    <style:style style:name="T120" style:family="text">
      <style:text-properties officeooo:rsid="00e0040b"/>
    </style:style>
    <style:style style:name="T121" style:family="text">
      <style:text-properties fo:font-size="12pt" fo:font-weight="normal" style:font-size-asian="12pt" style:font-weight-asian="normal" style:font-size-complex="12pt" style:font-weight-complex="normal"/>
    </style:style>
    <style:style style:name="T122" style:family="text">
      <style:text-properties fo:font-size="12pt" fo:font-weight="normal" officeooo:rsid="00eca89b" style:font-size-asian="12pt" style:font-weight-asian="normal" style:font-size-complex="12pt" style:font-weight-complex="normal"/>
    </style:style>
    <style:style style:name="T123" style:family="text">
      <style:text-properties fo:font-size="12pt" fo:font-weight="normal" officeooo:rsid="00d18184" style:font-size-asian="12pt" style:font-weight-asian="normal" style:font-size-complex="12pt" style:font-weight-complex="normal"/>
    </style:style>
    <style:style style:name="T124" style:family="text">
      <style:text-properties officeooo:rsid="00f03382"/>
    </style:style>
    <style:style style:name="T125" style:family="text">
      <style:text-properties officeooo:rsid="00f9c97d"/>
    </style:style>
    <style:style style:name="T126" style:family="text">
      <style:text-properties officeooo:rsid="01017e6f"/>
    </style:style>
    <style:style style:name="T127" style:family="text">
      <style:text-properties officeooo:rsid="010d3712"/>
    </style:style>
    <style:style style:name="T128" style:family="text">
      <style:text-properties officeooo:rsid="010db10b"/>
    </style:style>
    <style:style style:name="T129" style:family="text">
      <style:text-properties officeooo:rsid="010ec234"/>
    </style:style>
    <style:style style:name="T130" style:family="text">
      <style:text-properties officeooo:rsid="011d87ff"/>
    </style:style>
    <style:style style:name="T131" style:family="text">
      <style:text-properties officeooo:rsid="011ea3c1"/>
    </style:style>
    <style:style style:name="T132" style:family="text">
      <style:text-properties officeooo:rsid="01204169"/>
    </style:style>
    <style:style style:name="T133" style:family="text">
      <style:text-properties officeooo:rsid="0120b3ad"/>
    </style:style>
    <style:style style:name="T134" style:family="text">
      <style:text-properties officeooo:rsid="01220113"/>
    </style:style>
    <style:style style:name="T135" style:family="text">
      <style:text-properties officeooo:rsid="01246fb9"/>
    </style:style>
    <style:style style:name="T136" style:family="text">
      <style:text-properties officeooo:rsid="012fa5ae"/>
    </style:style>
    <style:style style:name="T137" style:family="text">
      <style:text-properties officeooo:rsid="01622ce5"/>
    </style:style>
    <style:style style:name="T138" style:family="text">
      <style:text-properties fo:color="#646464" style:font-name="Monospace" fo:font-size="12pt" style:font-size-asian="12pt"/>
    </style:style>
    <style:style style:name="T139" style:family="text">
      <style:text-properties officeooo:rsid="017ee0dd"/>
    </style:style>
    <style:style style:name="T140" style:family="text">
      <style:text-properties officeooo:rsid="018ba69e"/>
    </style:style>
    <style:style style:name="T141" style:family="text">
      <style:text-properties officeooo:rsid="018dfdf8"/>
    </style:style>
    <style:style style:name="T142" style:family="text">
      <style:text-properties officeooo:rsid="0196a1e4"/>
    </style:style>
    <style:style style:name="T143" style:family="text">
      <style:text-properties fo:font-size="10pt" fo:font-style="italic" style:text-underline-style="none" officeooo:rsid="0137f4f4"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חריגות <text:span text:style-name="T140">ובדיקות</text:span></text:h>
      <text:p text:style-name="P77">כשאנחנו כותבים תוכנה, לא מספיק להתייחס למצבים הרגילים – צריך להתייחס גם למצבים ה<text:span text:style-name="T1">חריגים</text:span><text:span text:style-name="T96">, "לצפות את הלא-צפוי”. <text:s/></text:span><text:span text:style-name="T97">בשפת ג’אבה ישנו מנגנון המאפשר למתודה להתריע על מצב חריג; </text:span><text:span text:style-name="T98">בשפה המקצועית זה נקרא </text:span><text:span text:style-name="T2">לזרוק חריגה</text:span><text:span text:style-name="T98">.</text:span><text:span text:style-name="T97"> <text:s text:c="2"/></text:span><text:span text:style-name="T112">יש גם מנגנון תואם המאפשר למתכנת לזהות מצב חריג ולטפל בו; זה נקרא </text:span><text:span text:style-name="T6">לתפוס חריגה</text:span><text:span text:style-name="T112">.</text:span></text:p>
      <text:p text:style-name="Heading_20_2">איך זה עובד?</text:p>
      <text:p text:style-name="P77"><text:span text:style-name="T99">כשמתודה זורקת חריגה, המחשב מפסיק לבצע את המתודה ומעביר את </text:span><text:span text:style-name="T98">החריגה למתודה שקראה לה; </text:span><text:span text:style-name="T99">אם המתודה הזאת לא יודעת לטפל</text:span><text:span text:style-name="T98"> </text:span><text:span text:style-name="T99">בחריגה, היא עוברת </text:span><text:span text:style-name="T98">למתודה שקראה לה, וכן הלאה, עד ש</text:span><text:span text:style-name="T99">מתודה כלשהי </text:span><text:span text:style-name="T3">תופסת את החריגה</text:span><text:span text:style-name="T99"> ומטפלת בה. אם אף מתודה לא תופסת את החריגה, התוכנית נעצרת ומדפיסה הודעת שגיאה. </text:span><text:span text:style-name="T100">למשל, בתוכנית הבאה:</text:span></text:p>
      <text:p text:style-name="P43"><text:span text:style-name="T90">static</text:span><text:span text:style-name="T7"> </text:span><text:span text:style-name="T90">void</text:span><text:span text:style-name="T7"> p(String </text:span><text:span text:style-name="T78">s</text:span><text:span text:style-name="T7">) {System.</text:span><text:span text:style-name="T87">out</text:span><text:span text:style-name="T7">.println(</text:span><text:span text:style-name="T78">s</text:span><text:span text:style-name="T7">);}</text:span></text:p>
      <text:p text:style-name="P1"><text:span text:style-name="T90">public</text:span><text:span text:style-name="T7"> </text:span><text:span text:style-name="T90">static</text:span><text:span text:style-name="T7"> </text:span><text:span text:style-name="T90">void</text:span><text:span text:style-name="T7"> main(String[] </text:span><text:span text:style-name="T78">args</text:span><text:span text:style-name="T7">) { </text:span><text:span text:style-name="T18">p</text:span><text:span text:style-name="T7">(</text:span><text:span text:style-name="T82">"main1"</text:span><text:span text:style-name="T7">); </text:span><text:span text:style-name="T18">a</text:span><text:span text:style-name="T7">(); </text:span><text:span text:style-name="T18">p</text:span><text:span text:style-name="T7">(</text:span><text:span text:style-name="T82">"main2"</text:span><text:span text:style-name="T7">); }</text:span></text:p>
      <text:p text:style-name="P1"><text:span text:style-name="T90">static</text:span><text:span text:style-name="T7"> </text:span><text:span text:style-name="T90">void</text:span><text:span text:style-name="T7"> a() { </text:span><text:span text:style-name="T18">p</text:span><text:span text:style-name="T7">(</text:span><text:span text:style-name="T82">"a1"</text:span><text:span text:style-name="T7">); </text:span><text:span text:style-name="T18">b</text:span><text:span text:style-name="T7">();<text:tab/></text:span><text:span text:style-name="T18">p</text:span><text:span text:style-name="T7">(</text:span><text:span text:style-name="T82">"a2"</text:span><text:span text:style-name="T7">); }</text:span></text:p>
      <text:p text:style-name="P1"><text:span text:style-name="T90">static</text:span><text:span text:style-name="T7"> </text:span><text:span text:style-name="T90">void</text:span><text:span text:style-name="T7"> b() { </text:span><text:span text:style-name="T18">p</text:span><text:span text:style-name="T7">(</text:span><text:span text:style-name="T82">"b1"</text:span><text:span text:style-name="T7">); </text:span><text:span text:style-name="T18">c</text:span><text:span text:style-name="T7">();<text:tab/></text:span><text:span text:style-name="T18">p</text:span><text:span text:style-name="T7">(</text:span><text:span text:style-name="T82">"b2"</text:span><text:span text:style-name="T7">); }</text:span></text:p>
      <text:p text:style-name="P2"><text:span text:style-name="T90">static</text:span><text:span text:style-name="T7"> </text:span><text:span text:style-name="T90">void</text:span><text:span text:style-name="T7"> c() { </text:span><text:span text:style-name="T8">Object x</text:span><text:span text:style-name="T10">=null</text:span><text:span text:style-name="T8">; x.toString();</text:span><text:span text:style-name="T7"> }</text:span></text:p>
      <text:p text:style-name="P67"><text:span text:style-name="T100">המתודה</text:span><text:span text:style-name="T101"> c</text:span><text:span text:style-name="T100"> זורקת חריגה </text:span><text:span text:style-name="T111">מסוג NullPointerException, </text:span><text:span text:style-name="T100">שאף אחד לא תופס, ולכן </text:span><text:span text:style-name="T114">התוכנית עוצרת ומדפיסה </text:span><text:span text:style-name="T100">הודעת שגיאה. </text:span><text:span text:style-name="T101">התוכנית לא תדפיס b2, a2, main2 כי לא לעולם לא תגיע לשם. </text:span></text:p>
      <text:p text:style-name="P57"/>
      <text:p text:style-name="P56"><text:span text:style-name="T101">ל</text:span><text:span text:style-name="T96">עומת זאת, אם המתודה a מוחלפת ב:</text:span></text:p>
      <text:p text:style-name="P44"><text:span text:style-name="T18">p</text:span><text:span text:style-name="T7">(</text:span><text:span text:style-name="T82">"a1"</text:span><text:span text:style-name="T7">);</text:span></text:p>
      <text:p text:style-name="P1"><text:span text:style-name="T90">try</text:span><text:span text:style-name="T7"> {</text:span></text:p>
      <text:p text:style-name="P1"><text:span text:style-name="T7"><text:tab/></text:span><text:span text:style-name="T18">b</text:span><text:span text:style-name="T7">();</text:span></text:p>
      <text:p text:style-name="P1"><text:span text:style-name="T7">} </text:span><text:span text:style-name="T90">catch</text:span><text:span text:style-name="T7"> (</text:span><text:span text:style-name="T9">NullPointerException</text:span><text:span text:style-name="T7"> </text:span><text:span text:style-name="T78">ex</text:span><text:span text:style-name="T7">) {</text:span></text:p>
      <text:p text:style-name="P1"><text:span text:style-name="T7"><text:tab/>System.</text:span><text:span text:style-name="T87">out</text:span><text:span text:style-name="T7">.println(</text:span><text:span text:style-name="T82">"There was an exception: "</text:span><text:span text:style-name="T7">+</text:span><text:span text:style-name="T78">ex</text:span><text:span text:style-name="T7">);</text:span></text:p>
      <text:p text:style-name="P9">}</text:p>
      <text:p text:style-name="P1"><text:span text:style-name="T18">p</text:span><text:span text:style-name="T7">(</text:span><text:span text:style-name="T82">"a2"</text:span><text:span text:style-name="T7">); </text:span></text:p>
      <text:p text:style-name="P58">אז החריגה שנזרקה ב-c נתפסת ב-a, מודפסת הודעת שגיאה, והביצוע ממשיך אחרי סוף ה-catch.</text:p>
      <text:p text:style-name="P58"/>
      <text:p text:style-name="Heading_20_2">זריקת חריגות</text:p>
      <text:p text:style-name="P92">איך נוצרות חריגות? יש חריגות שנוצרות ע"י השפה: NullPointerException <text:span text:style-name="T126">נוצרת כשמנסים לפנות למתודות של אובייקט שערכו null או שלא אותחל, ArithmeticException נוצרת למשל כשמנסים לחלק באפס, וכד’. <text:s text:c="2"/>אבל גם אתם המתכנתים יכולים ליצור חריגות – ואף כדאי מאד שתעשו זאת בכל פעם שהתוכנית שלכם נתקלת במצב חריג. <text:s/>למשל, אם מתודה שכתבתם מצפה לקבל ערכים חיוביים בלבד, עליכם לבדוק שכל הערכים אכן חיוביים, ואם אחד מהם שלילי – לזרוק חריגה מסוג </text:span><text:span text:style-name="T69">IllegalArgumentException </text:span><text:span text:style-name="T70">עם הודעה מתאימה</text:span><text:span text:style-name="T69">. <text:s text:c="3"/></text:span><text:span text:style-name="T70">הנה דוגמה:</text:span></text:p>
      <text:p text:style-name="P93"><text:span text:style-name="T48">void se</text:span><text:span text:style-name="T50">tAge</text:span><text:span text:style-name="T48">(int </text:span><text:span text:style-name="T51">age</text:span><text:span text:style-name="T48">) {</text:span></text:p>
      <text:p text:style-name="P93"><text:span text:style-name="T48"><text:tab/>if (</text:span><text:span text:style-name="T51">age</text:span><text:span text:style-name="T48">&lt;0)</text:span></text:p>
      <text:p text:style-name="P94"><text:span text:style-name="T48"><text:tab/><text:tab/></text:span><text:span text:style-name="T91">throw</text:span><text:span text:style-name="T7"> </text:span><text:span text:style-name="T91">new</text:span><text:span text:style-name="T48"> IllegalArgumentException(“</text:span><text:span text:style-name="T51">age </text:span><text:span text:style-name="T48">must be positive, but it is “+</text:span><text:span text:style-name="T51">age</text:span><text:span text:style-name="T48">);</text:span></text:p>
      <text:p text:style-name="P93"><text:span text:style-name="T48"><text:s text:c="5"/></text:span><text:span text:style-name="T49">this.</text:span><text:span text:style-name="T51">age</text:span><text:span text:style-name="T49"> = </text:span><text:span text:style-name="T51">age</text:span><text:span text:style-name="T49">;</text:span></text:p>
      <text:p text:style-name="P95">}</text:p>
      <text:p text:style-name="P58"><text:soft-page-break/></text:p>
      <text:p text:style-name="P59">כלל <text:span text:style-name="T127">מקובל לטיפול בחריגות </text:span>הוא "זרוק מוקדם, תפוס מאוחר", כלומר:</text:p>
      <text:list xml:id="list2739383227665485603" text:style-name="L1">
        <text:list-item>
          <text:p text:style-name="P107"><text:span text:style-name="T96">המתודה הראשונה ששמה לב למצב חריג צריכה לזרוק חריגה - כדי שהמערכת לא תהיה במצב שגוי. </text:span><text:span text:style-name="T103">לדוגמה</text:span><text:span text:style-name="T102">, אם בנאי של מחלקה מסויימת </text:span><text:span text:style-name="T104">מקבל פרמטר </text:span><text:span text:style-name="T102">שלילי </text:span><text:span text:style-name="T104">כשהמתודות של המחלקה יודעות להתמודד רק עם ערך </text:span><text:span text:style-name="T102">חיובי, </text:span><text:span text:style-name="T105">הכי טוב </text:span><text:span text:style-name="T102">שהבנאי יזרוק חריגה – </text:span><text:span text:style-name="T105">כך יהיה קל לזהות מי אשם בתקלה - מי שקרא לבנאי עם ערך שלילי. <text:s text:c="2"/></text:span><text:span text:style-name="T113">לעומת זאת</text:span><text:span text:style-name="T105">, אם הבנאי </text:span><text:span text:style-name="T106">ייצור עצם עם </text:span><text:span text:style-name="T105">ערך שלילי והחריגה תיזרק </text:span><text:span text:style-name="T107">מאוחר יותר </text:span><text:span text:style-name="T105">על-ידי המתודות שמשתמשות בו, יהיה יותר קשה לדעת מי אשם.</text:span></text:p>
        </text:list-item>
        <text:list-item>
          <text:p text:style-name="P108"><text:span text:style-name="T96">צריך לתפוס חריגה בנקודה שבה יודעים איך להתמודד עם המצב החריג. </text:span><text:span text:style-name="T103">לדוגמה, </text:span><text:span text:style-name="T108">אם המצב החריג הוא קובץ לא קיים, ישנן דרכים שונות להתמודד – אם הקובץ הוא קובץ-תצורה של התוכנית אז ההתמודדות הנכונה היא כנראה להשתמש בתצורת-ברירת-מחדל; אם הקובץ הוא קובץ חיוני יותר אז ההתמודדות הנכונה היא כנראה לסיים את התוכנית מייד. </text:span><text:span text:style-name="T109">מי יודע מהי ההתמודדות הנכונה? בדרך-כלל </text:span><text:span text:style-name="T110">מתודה כלשהי באיזור התוכנית הראשית</text:span><text:span text:style-name="T109">. לכן עדיף שהחריגה תיתפס שם.</text:span></text:p>
        </text:list-item>
      </text:list>
      <text:p text:style-name="P65"/>
      <text:p text:style-name="P96">סוגי חריגות</text:p>
      <text:p text:style-name="P78">שפת ג’אבה מאפשרת לזרוק ולתפוס סוגים שונים של חריגות. למה זה טוב? כי לפעמים מתודה יודעת להתמודד עם חריגה מסוג מסויים אבל לא יודעת להתמודד עם חריגה מסוג אחר; היא רוצה לתפוס רק את החריגות שהיא יודעת להתמודד איתן ולא חריגות אחרות. <text:s/><text:span text:style-name="T117">החריגות בג’אבה מסודרות במבנה מדרגי של ירושות:</text:span></text:p>
      <text:list xml:id="list4724497391568300131" text:style-name="L2">
        <text:list-item>
          <text:p text:style-name="P97">‎Throwable – <text:span text:style-name="T130">מחלקת הבסיס של כל המדרג. </text:span></text:p>
          <text:list>
            <text:list-item>
              <text:p text:style-name="P98">Error – <text:span text:style-name="T119">בעיה </text:span>חמורה שמתכנת סביר לא אמור לדעת להתמודד איתה,<text:span text:style-name="T118"> </text:span>למשל:</text:p>
              <text:list>
                <text:list-item>
                  <text:p text:style-name="P99">OutOfMemoryError – נגמר הזיכרון;</text:p>
                </text:list-item>
                <text:list-item>
                  <text:p text:style-name="P99">NoClassDefFoundError – המחשב לא מצא הגדרה של מחלקה.</text:p>
                </text:list-item>
              </text:list>
            </text:list-item>
            <text:list-item>
              <text:p text:style-name="P100">Exception – <text:span text:style-name="T119">חריגה </text:span>שמתכנת סביר אמור לדעת להתמודד איתה. <text:span text:style-name="T131">יש שני סוגים עיקריים:</text:span></text:p>
              <text:list>
                <text:list-item>
                  <text:p text:style-name="P100">RuntimeException – <text:span text:style-name="T119">חריגה </text:span><text:span text:style-name="T4">שאינה</text:span><text:span text:style-name="T1"> נבדקת </text:span>ע"י הקומפיילר – <text:span text:style-name="T124">המתכנת צריך לוודא שהיא לא תקרה מלכתחילה</text:span>. <text:span text:style-name="T119">למשל:</text:span></text:p>
                  <text:list>
                    <text:list-item>
                      <text:p text:style-name="P101">NullPointerException</text:p>
                    </text:list-item>
                    <text:list-item>
                      <text:p text:style-name="P102">ArithmeticException</text:p>
                    </text:list-item>
                    <text:list-item>
                      <text:p text:style-name="P103">IllegalArgumentException</text:p>
                    </text:list-item>
                  </text:list>
                </text:list-item>
                <text:list-item>
                  <text:p text:style-name="P100">כל <text:span text:style-name="T119">שאר החריגות </text:span><text:span text:style-name="T4">נבדקות</text:span><text:span text:style-name="T119"> ע"י הקומפיילר. הכי שימושיות בקבוצה זו הן:</text:span></text:p>
                  <text:list>
                    <text:list-item>
                      <text:p text:style-name="P104">IOException – חריגה כלשהי הקשורה לקלט או פלט.</text:p>
                      <text:list>
                        <text:list-item>
                          <text:p text:style-name="P104">FileNotFoundException – הקובץ לא נמצא.</text:p>
                        </text:list-item>
                        <text:list-item>
                          <text:p text:style-name="P105">UnsupportedEncodingException – <text:span text:style-name="T132">קידוד-התוים בקובץ לא מוכר.</text:span></text:p>
                        </text:list-item>
                      </text:list>
                    </text:list-item>
                  </text:list>
                </text:list-item>
              </text:list>
            </text:list-item>
          </text:list>
        </text:list-item>
      </text:list>
      <text:p text:style-name="P62"/>
      <text:p text:style-name="P62">בהמשך נסביר מה המשמעות של "בדיקה ע"י הקומפיילר". אבל קודם בואו נראה איך עובד מנגנון התפיסות <text:span text:style-name="T125">לפי סוגים.</text:span></text:p>
      <text:p text:style-name="P63"/>
      <text:p text:style-name="P63">נניח שבמתודה a <text:span text:style-name="T128">למעלה, </text:span>במקום לתפוס <text:span text:style-name="T128">NullPointerException</text:span>, אנחנו תופסים <text:span text:style-name="T128">ArithmeticException. <text:s text:c="2"/></text:span>במקרה זה, החריגה שנזרקת מהמתודה c <text:span text:style-name="T129">אינה נתפסת, כי היא מסוג אחר. <text:s/>התוכנית עוצרת ומדפיסה הודעת שגיאה. <text:s text:c="4"/>מה קורה אם במתודה a אנחנו תופסים RuntimeException? במקרה זה החריגה שנזרקת מהמתודה c כן נתפסת, כי היא מקרה פרטי של RuntimeException.</text:span></text:p>
      <text:p text:style-name="P63"/>
      <text:p text:style-name="P64">ניתן לכתוב כמה פסקאות-תפיסה בזו אחר זו: המחשב יבדוק אותן לפי הסדר ויעצור ברגע שימצא פסקה מתאימה. למשל, אם נכתוב:</text:p>
      <text:p text:style-name="P3"><text:span text:style-name="T90">try</text:span><text:span text:style-name="T7"> {</text:span></text:p>
      <text:p text:style-name="P3"><text:soft-page-break/><text:span text:style-name="T7"><text:tab/></text:span><text:span text:style-name="T18">b</text:span><text:span text:style-name="T7">();</text:span></text:p>
      <text:p text:style-name="P3"><text:span text:style-name="T7">} </text:span><text:span text:style-name="T90">catch</text:span><text:span text:style-name="T7"> (</text:span><text:span text:style-name="T9">NullPointerException</text:span><text:span text:style-name="T7"> </text:span><text:span text:style-name="T78">ex</text:span><text:span text:style-name="T7">) {</text:span></text:p>
      <text:p text:style-name="P4"><text:span text:style-name="T7"><text:tab/>System.</text:span><text:span text:style-name="T87">out</text:span><text:span text:style-name="T7">.println(</text:span><text:span text:style-name="T82">"</text:span><text:span text:style-name="T83">Did you use a null object?</text:span><text:span text:style-name="T82">"</text:span><text:span text:style-name="T7">+</text:span><text:span text:style-name="T78">ex</text:span><text:span text:style-name="T7">);</text:span></text:p>
      <text:p text:style-name="P4"><text:span text:style-name="T7">} </text:span><text:span text:style-name="T90">catch</text:span><text:span text:style-name="T7"> (</text:span><text:span text:style-name="T11">ArithmeticException</text:span><text:span text:style-name="T7"> </text:span><text:span text:style-name="T78">ex</text:span><text:span text:style-name="T7">) {</text:span></text:p>
      <text:p text:style-name="P4"><text:span text:style-name="T7"><text:tab/>System.</text:span><text:span text:style-name="T87">out</text:span><text:span text:style-name="T7">.println(</text:span><text:span text:style-name="T82">"</text:span><text:span text:style-name="T83">Did you divide by zero?</text:span><text:span text:style-name="T82">"</text:span><text:span text:style-name="T7">+</text:span><text:span text:style-name="T78">ex</text:span><text:span text:style-name="T7">);</text:span></text:p>
      <text:p text:style-name="P4"><text:span text:style-name="T7">} </text:span><text:span text:style-name="T90">catch</text:span><text:span text:style-name="T7"> (</text:span><text:span text:style-name="T12">RuntimeException</text:span><text:span text:style-name="T7"> </text:span><text:span text:style-name="T78">ex</text:span><text:span text:style-name="T7">) {</text:span></text:p>
      <text:p text:style-name="P4"><text:span text:style-name="T7"><text:tab/>System.</text:span><text:span text:style-name="T87">out</text:span><text:span text:style-name="T7">.println(</text:span><text:span text:style-name="T82">"</text:span><text:span text:style-name="T84">What did you do?</text:span><text:span text:style-name="T82"> "</text:span><text:span text:style-name="T7">+</text:span><text:span text:style-name="T78">ex</text:span><text:span text:style-name="T7">);</text:span></text:p>
      <text:p text:style-name="P10">}</text:p>
      <text:p text:style-name="P20"><text:span text:style-name="T7">אז פניות </text:span><text:span text:style-name="T13">לאובייקטי-נול</text:span><text:span text:style-name="T7"> יגיעו לפיסקה הראשונה, חלוקה באפס תגיע לפסקה השניה, כל חריגה אחרת </text:span><text:span text:style-name="T14">מסוג </text:span><text:span text:style-name="T7">RuntimeException </text:span><text:span text:style-name="T14">או אחד הצאצאים שלה (כגון IllegalArgumentException) </text:span><text:span text:style-name="T7">תגיע לפיסקה השלישית, וכל חריגה אחרת לא תיתפס כלל.</text:span></text:p>
      <text:p text:style-name="P28"/>
      <text:p text:style-name="Quotations"><text:span text:style-name="T41">חידה</text:span><text:span text:style-name="T7">: מה צריך להוסיף למתודה a כך שהיא תתפוס את </text:span><text:span text:style-name="T41">כל </text:span><text:span text:style-name="T42">סוגי החריגות </text:span><text:span text:style-name="T15">והשגיאות</text:span><text:span text:style-name="T7">?</text:span></text:p>
      <text:p text:style-name="P10"/>
      <text:p text:style-name="P21"><text:span text:style-name="T7">אתם יכולים ליצור סוגי-חריגות חדשים לפי הצורך. למשל, </text:span><text:span text:style-name="T16">אם יש לכם מתודה שמקבלת פרמטר "צבע" והיא קיבלה צבע לא חוקי, אולי תרצו לזרוק חריגה מסוג "צבע לא חוקי". אפשר להגדיר אותה </text:span><text:span text:style-name="T17">למשל </text:span><text:span text:style-name="T16">כך:</text:span></text:p>
      <text:p text:style-name="P29"/>
      <text:p text:style-name="P13"><text:span text:style-name="T92">public</text:span><text:span text:style-name="T48"> </text:span><text:span text:style-name="T95">class</text:span><text:span text:style-name="T48"> </text:span><text:span text:style-name="T47">IllegalColorException</text:span><text:span text:style-name="T48"> </text:span><text:span text:style-name="T95">extends</text:span><text:span text:style-name="T48"> RuntimeException {</text:span></text:p>
      <text:p text:style-name="P1"><text:span text:style-name="T48"><text:tab/></text:span><text:span text:style-name="T95">public</text:span><text:span text:style-name="T48"> IllegalColorException() {</text:span><text:span text:style-name="T95">super</text:span><text:span text:style-name="T48">();}</text:span></text:p>
      <text:p text:style-name="P1"><text:span text:style-name="T48"><text:tab/></text:span><text:span text:style-name="T95">public</text:span><text:span text:style-name="T48"> IllegalColorException(String </text:span><text:span text:style-name="T79">message</text:span><text:span text:style-name="T48">) {</text:span><text:span text:style-name="T95">super</text:span><text:span text:style-name="T48">(</text:span><text:span text:style-name="T79">message</text:span><text:span text:style-name="T48">);}</text:span></text:p>
      <text:p text:style-name="P12">}</text:p>
      <text:p text:style-name="P11"/>
      <text:p text:style-name="Heading_20_2">חריגות נבדקות ולא-נבדקות</text:p>
      <text:p text:style-name="P60">מה המשמעות של "בדיקה ע"י הקומפיילר"? <text:s/>- אם מתודה <text:span text:style-name="T120">עלולה לזרוק </text:span>חריגה שנבדקת </text:p>
      <text:p text:style-name="P61">(checked exception), <text:span text:style-name="T120">אז היא צריכה </text:span><text:span text:style-name="T5">להצהיר </text:span><text:span text:style-name="T120">עליה בכותרת שלה. המתודה הקוראת צריכה או לתפוס את החריגה או להצהיר עליה. אם היא החליטה להצהיר עליה, אז המתודה הקוראת לה צריכה לתפוס את החריגה או להצהיר עליה, וכן הלאה. <text:s text:c="2"/>לעומת זאת, אם מתודה עלולה לזרוק חריגה לא-נבדקת (unchecked exception), אז היא לא צריכה להצהיר עליה (אבל היא רשאית לתפוס אותה).</text:span></text:p>
      <text:p text:style-name="P59"/>
      <text:p text:style-name="P66">לדוגמה, נניח שהמתודה c מהדוגמה למעלה זורקת, במקום <text:span text:style-name="T133">NullPointerException</text:span>, חריגה מסוג <text:span text:style-name="T45">FileNotFoundException. במקרה זה הקוד לא יתקמפל – הקומפיילר ידרוש </text:span><text:span text:style-name="T46">שנצהיר על כך בראש המתודה c:</text:span></text:p>
      <text:p text:style-name="P14"><text:span text:style-name="T93">static</text:span><text:span text:style-name="T20"> </text:span><text:span text:style-name="T93">void</text:span><text:span text:style-name="T20"> c() </text:span><text:span text:style-name="T94">throws</text:span><text:span text:style-name="T37"> FileNotFoundException</text:span><text:span text:style-name="T20"> { … }</text:span></text:p>
      <text:p text:style-name="P30">עכשיו המתודה b לא מתקמפלת – הקומפיילר מזהה שהיא עלולה לזרוק חריגה נבדקת, ודורש שנתפוס אותה או נצהיר עליה. אם נבחר להצהיר עליה, זה ייראה כך:</text:p>
      <text:p text:style-name="P15"><text:span text:style-name="T93">static</text:span><text:span text:style-name="T20"> </text:span><text:span text:style-name="T93">void</text:span><text:span text:style-name="T20"> </text:span><text:span text:style-name="T22">b</text:span><text:span text:style-name="T20">() </text:span><text:span text:style-name="T94">throws</text:span><text:span text:style-name="T37"> FileNotFoundException</text:span><text:span text:style-name="T20"> { … }</text:span></text:p>
      <text:p text:style-name="P22"><text:span text:style-name="T19">מה דעתכם, </text:span><text:span text:style-name="T21">ה</text:span><text:span text:style-name="T19">אם עכשיו הקוד יתקמפל? --לא! עכשיו המתודה a לא מתקמפלת, הקומפיילר מזהה שהיא עלולה לזרוק חריגה נבדקת, ושוב אנחנו צריכים להחליט עם לתפוס אותה או להצהיר עליה. <text:s/>אם נתפוס אותה (כמו שעשינו למעלה) הקוד יתקמפל, ואם נצהיר עליה – המתודה main לא תתקמפל. הפעם, בין אם נבחר להצהיר על המתודה בכותרת של main או לתפוס אותה, הקוד סוף-סוף יתקמפל.</text:span></text:p>
      <text:p text:style-name="P31"/>
      <text:p text:style-name="Quotations"><text:span text:style-name="T1">חידה</text:span>: מה יקרה אם המתודה b <text:s/>תצהיר, לא על FileNotFoundException אלא על <text:span text:style-name="T135">חריגה מסוג כללי יותר –-</text:span> IOException? <text:span text:style-name="T134">(בידקו ותראו).</text:span></text:p>
      <text:p text:style-name="P32"/>
      <text:p text:style-name="P19"><text:soft-page-break/><text:span text:style-name="T38">כפי ששמתם לב, התהליך של "פעפוע" חריגות נבדקות הוא ארוך ומעייף. בקהילת מתכנתי ג’אבה, הדעות חלוקות אם המנגנון הזה של חריגות נבדקות הוא טוב או רע. יש מתכנתים רבים שחושבים שהמנגנון הזה <text:s/>מיותר, ועדיף לזרוק רק חריגות לא נבדקות. <text:s/></text:span><text:span text:style-name="T39">למרות זאת צריך להכיר את המנגנון של חריגות נבדקות, בעיקר כשעובדים עם קבצים, שכן המתודות הסטנדרטיות של ג’אבה </text:span><text:span text:style-name="T40">לעבודה עם קבצים </text:span><text:span text:style-name="T39">זורקות חריגות נבדקות. </text:span></text:p>
      <text:p text:style-name="P38"><text:span text:style-name="T39">מ</text:span><text:span text:style-name="T38">ה עושים עם חריגה אחרי שתופסים אותה?</text:span></text:p>
      <text:p text:style-name="P80">יש כמה דברים שמקובל לעשות בפיסקת catch כשתופסים חריגה:</text:p>
      <text:p text:style-name="P80"/>
      <text:p text:style-name="P81">(א) <text:span text:style-name="T136">אם אנחנו בתוכנית שיכולה לכתוב למסך, אפשר פשוט להדפיס את החריגה (ex), או רק את הודעת השגיאה שלה (ex.getMessage).</text:span></text:p>
      <text:p text:style-name="P81"/>
      <text:p text:style-name="P79">(ב) המתודה <text:span text:style-name="T79">ex</text:span><text:span text:style-name="T48">.printStackTrace מד</text:span><text:span text:style-name="T52">פיסה </text:span><text:span text:style-name="T53">למסך </text:span><text:span text:style-name="T52">את כל</text:span><text:span text:style-name="T53"> שרשרת הקריאות, החל מהמתודה הראשית ועד לנקודה שבה נזרקה החריגה. זה מאד שימושי כדי לזהות מי בדיוק אשם בשגיאה. </text:span></text:p>
      <text:p text:style-name="P84"/>
      <text:p text:style-name="P82"><text:span text:style-name="T69">(ג) </text:span><text:span text:style-name="T71">בתוכניות גדולות יותר, מקובל שלא לכתוב למסך כי לא בטוח שיהיה מישהו שיסתכל על המסך כל הזמן. במקום זה, מקובל לכתוב את הודעת השגיאה לקובץ יומן (log). </text:span><text:span text:style-name="T72">בהמשך נלמד (אולי) איך לנהל קבצי יומן. דרך אפשרית לרישום </text:span><text:span text:style-name="T73">שגיאה </text:span><text:span text:style-name="T72">ביומן היא:</text:span></text:p>
      <text:p text:style-name="P45"><text:span text:style-name="T54">Logger.</text:span><text:span text:style-name="T74">getGlobal</text:span><text:span text:style-name="T48">().</text:span><text:span text:style-name="T55">severe</text:span><text:span text:style-name="T48">(</text:span><text:span text:style-name="T79">ex</text:span><text:span text:style-name="T48">.toString());</text:span></text:p>
      <text:p text:style-name="P70"/>
      <text:p text:style-name="P70">(ד) מה עושים אם רוצים לכתוב ביומן את כל שרשרת הקריאות? לשם כך צריך להפוך את הפלט של המתודה printStackTrace למחרוזת. איך עושים את זה? משתמשים בגירסה של printStackTrace המקבלת ארגומנט מסוג PrintWriter, ומעבירים לה PrintWriter שעוטף StringWriter, למשל:</text:p>
      <text:p text:style-name="P46"><text:span text:style-name="T48">StringWriter </text:span><text:span text:style-name="T80">w</text:span><text:span text:style-name="T48"> = </text:span><text:span text:style-name="T95">new</text:span><text:span text:style-name="T48"> StringWriter();</text:span></text:p>
      <text:p text:style-name="P1"><text:span text:style-name="T79">ex</text:span><text:span text:style-name="T48">.printStackTrace(</text:span><text:span text:style-name="T95">new</text:span><text:span text:style-name="T48"> PrintWriter(</text:span><text:span text:style-name="T81">w</text:span><text:span text:style-name="T48">));</text:span></text:p>
      <text:p text:style-name="P1"><text:span text:style-name="T48">Logger.</text:span><text:span text:style-name="T74">getGlobal</text:span><text:span text:style-name="T48">().severe(</text:span><text:span text:style-name="T81">w</text:span><text:span text:style-name="T48">.toString());</text:span></text:p>
      <text:p text:style-name="P70"/>
      <text:p text:style-name="P68"><text:span text:style-name="T48">(ה) לפעמים, </text:span><text:span text:style-name="T56">מתודה תופסת חריגה ולא יודעת מה לעשות איתה; במקרה כזה, היא צריכה לכתוב הערה ביומן ולזרוק את אותה חריגה הלאה, למתודה הקוראת. לשם כך כותבים</text:span><text:span text:style-name="T48">, בסוף פיסקת ה-catch, את המשפט throw ex. <text:s text:c="4"/></text:span><text:span text:style-name="T56">אפשרות נוספת היא לעטוף את החריגה ex בחריגה מסוג אחר. למשל, נניח שיש לנו מתודה שמנסה לקרוא קובץ הגדרות. המתודה יכולה להיתקל בהרבה </text:span><text:span text:style-name="T57">תקלות </text:span><text:span text:style-name="T56">שונות, כגון: קובץ לא קיים, קובץ לא תקין, לאחד הפרמטרים בקובץ יש ערך לא תקין, וכו’. המתודה יכולה לתפוס את כל </text:span><text:span text:style-name="T58">התקלות </text:span><text:span text:style-name="T56">הללו, לכתוב הערה </text:span><text:span text:style-name="T58">מתאימה </text:span><text:span text:style-name="T56">ביומן, ו</text:span><text:span text:style-name="T58">אחר-כך </text:span><text:span text:style-name="T56">לזרוק חריגה אחת כללית יותר, </text:span><text:span text:style-name="T58">למשל:</text:span></text:p>
      <text:p text:style-name="P49">catch (FileNotFoundException ex) {</text:p>
      <text:p text:style-name="P47"><text:span text:style-name="T48"><text:tab/>Logger.</text:span><text:span text:style-name="T74">getGlobal</text:span><text:span text:style-name="T48">().</text:span><text:span text:style-name="T59">warning</text:span><text:span text:style-name="T48">(</text:span><text:span text:style-name="T59">ex.toString()</text:span><text:span text:style-name="T48">);<text:tab/></text:span></text:p>
      <text:p text:style-name="P50"><text:tab/>throw new ConfigurationFileException</text:p>
      <text:p text:style-name="P50"><text:tab/><text:tab/>(“Cannot read configuration file”, ex);</text:p>
      <text:p text:style-name="P49">}</text:p>
      <text:p text:style-name="P69"><text:span text:style-name="T48">הפרמטר השני מאפשר לדווח על </text:span><text:span text:style-name="T75">הסיבה</text:span><text:span text:style-name="T48"> </text:span><text:span text:style-name="T57">v</text:span><text:span text:style-name="T48">שגרמה לחריגה. כדי לקרוא אותו משתמשים במתודה getCause.</text:span></text:p>
      <text:p text:style-name="P71"/>
      <text:p text:style-name="P41">סגירת משאבים </text:p>
      <text:p text:style-name="P88">כשפותחים קובץ, לקריאה או לכתיבה, צריך לסגור אותו אחרי השימוש. אם לא סוגרים קובץ שנפתח לקריאה – הוא עלול להישאר נעול ותוכניות אחרות לא יוכלו לערוך אותו. אם לא סוגרים קובץ שנפתח לכתיבה – הוא גם עלול להישאר נעול, ובנוסף לכך ייתכן שהטקסט שכתבנו לתוכו לא יגיע אליו.</text:p>
      <text:p text:style-name="P88"><text:soft-page-break/></text:p>
      <text:p text:style-name="P89">אבל מה קורה אם, לפני שהגענו לפעולת הסגירה, נזרקה חריגה? <text:span text:style-name="T141">איך נוכל לוודא שהקובץ ייסגר כראוי?</text:span></text:p>
      <text:p text:style-name="P106">הפתרון בשפת ג’אבה 8 הוא לאתחל את הקובץ בתוך פקודת ה-try. למשל, לקריאת קובץ:</text:p>
      <text:p text:style-name="P89"/>
      <text:p text:style-name="P52"><text:span text:style-name="T95">try</text:span><text:span text:style-name="T48"> (Stream&lt;String&gt; </text:span><text:span text:style-name="T79">lines</text:span><text:span text:style-name="T48"> = Files.</text:span><text:span text:style-name="T74">lines</text:span><text:span text:style-name="T48">(</text:span><text:span text:style-name="T79">theFile</text:span><text:span text:style-name="T48">)) {</text:span></text:p>
      <text:p text:style-name="P1"><text:span text:style-name="T48"><text:tab/></text:span><text:span text:style-name="T79">lines</text:span><text:span text:style-name="T48">.forEach(</text:span><text:span text:style-name="T79">line</text:span><text:span text:style-name="T48"> -&gt; System.</text:span><text:span text:style-name="T89">out</text:span><text:span text:style-name="T48">.println(</text:span><text:span text:style-name="T79">line</text:span><text:span text:style-name="T48">)</text:span><text:span text:style-name="T68">)</text:span><text:span text:style-name="T48">;</text:span></text:p>
      <text:p text:style-name="P1"><text:span text:style-name="T48">} </text:span><text:span text:style-name="T95">catch</text:span><text:span text:style-name="T48"> (IOException </text:span><text:span text:style-name="T79">e</text:span><text:span text:style-name="T48">) {</text:span></text:p>
      <text:p text:style-name="P8"><text:span text:style-name="T48"><text:tab/></text:span><text:span text:style-name="T79">e</text:span><text:span text:style-name="T48">.printStackTrace();</text:span></text:p>
      <text:p text:style-name="P111">}</text:p>
      <text:p text:style-name="P52"/>
      <text:p text:style-name="P74">ולכתיבת קובץ:</text:p>
      <text:p text:style-name="P54"><text:span text:style-name="T95">try</text:span><text:span text:style-name="T48"> (PrintWriter </text:span><text:span text:style-name="T79">writer</text:span><text:span text:style-name="T48"> = </text:span><text:span text:style-name="T95">new</text:span><text:span text:style-name="T48"> PrintWriter(Files.</text:span><text:span text:style-name="T74">newBufferedWriter</text:span><text:span text:style-name="T48">(</text:span><text:span text:style-name="T79">theFile</text:span><text:span text:style-name="T48">))) {</text:span></text:p>
      <text:p text:style-name="P1"><text:span text:style-name="T48"><text:tab/></text:span><text:span text:style-name="T79">writer</text:span><text:span text:style-name="T48">.println(</text:span><text:span text:style-name="T85">"Hello world"</text:span><text:span text:style-name="T48">);</text:span></text:p>
      <text:p text:style-name="P1"><text:span text:style-name="T48">} </text:span><text:span text:style-name="T95">catch</text:span><text:span text:style-name="T48"> (IOException </text:span><text:span text:style-name="T79">e</text:span><text:span text:style-name="T48">) {</text:span></text:p>
      <text:p text:style-name="P1"><text:span text:style-name="T48"><text:tab/></text:span><text:span text:style-name="T79">e</text:span><text:span text:style-name="T48">.printStackTrace();</text:span></text:p>
      <text:p text:style-name="P12">}</text:p>
      <text:p text:style-name="P55"/>
      <text:p text:style-name="P90">(כאשר theFile הוא משתנה מסוג Path).</text:p>
      <text:p text:style-name="P90">כאשר הקובץ נפתח בתוך ה-try, המחשב יודע לסגור אותו בכל מצב – בין אם ה-try הסתיים בלי חריגה, או עם חריגה שנתפסה ב-catch, או עם חריגה שלא נתפסה כלל.</text:p>
      <text:p text:style-name="P90"/>
      <text:p text:style-name="P91">יש שיטה ישנה יותר המאפשרת להבטיח שפעולה מסויימת תתבצע לבסוף, בין אם ה-try הסתיים בלי חריגה או עם חריגה. השיטה היא להוסיף בלוק finally, למשל בקריאת קובץ:</text:p>
      <text:p text:style-name="P53"><text:span text:style-name="T48">Stream&lt;String&gt; </text:span><text:span text:style-name="T79">lines</text:span><text:span text:style-name="T48"> = </text:span><text:span text:style-name="T95">null</text:span><text:span text:style-name="T48">;</text:span></text:p>
      <text:p text:style-name="P1"><text:span text:style-name="T95">try</text:span><text:span text:style-name="T48"> {</text:span></text:p>
      <text:p text:style-name="P1"><text:span text:style-name="T48"><text:tab/></text:span><text:span text:style-name="T79">lines</text:span><text:span text:style-name="T48"> = Files.</text:span><text:span text:style-name="T74">lines</text:span><text:span text:style-name="T48">(</text:span><text:span text:style-name="T79">theFile</text:span><text:span text:style-name="T48">);</text:span></text:p>
      <text:p text:style-name="P1"><text:span text:style-name="T48"><text:tab/></text:span><text:span text:style-name="T79">lines</text:span><text:span text:style-name="T48">.forEach(</text:span><text:span text:style-name="T79">line</text:span><text:span text:style-name="T48"> -&gt; System.</text:span><text:span text:style-name="T89">out</text:span><text:span text:style-name="T48">.println(</text:span><text:span text:style-name="T79">line</text:span><text:span text:style-name="T48">));</text:span></text:p>
      <text:p text:style-name="P1"><text:span text:style-name="T48"><text:tab/></text:span><text:span text:style-name="T79">lines</text:span><text:span text:style-name="T48">.close();</text:span></text:p>
      <text:p text:style-name="P1"><text:span text:style-name="T48">} </text:span><text:span text:style-name="T95">catch</text:span><text:span text:style-name="T48"> (IOException </text:span><text:span text:style-name="T79">e</text:span><text:span text:style-name="T48">) {</text:span></text:p>
      <text:p text:style-name="P1"><text:span text:style-name="T48"><text:tab/></text:span><text:span text:style-name="T79">e</text:span><text:span text:style-name="T48">.printStackTrace();</text:span></text:p>
      <text:p text:style-name="P1"><text:span text:style-name="T48">} </text:span><text:span text:style-name="T95">finally</text:span><text:span text:style-name="T48"> {</text:span></text:p>
      <text:p text:style-name="P1"><text:span text:style-name="T48"><text:tab/></text:span><text:span text:style-name="T79">lines</text:span><text:span text:style-name="T48">.close();</text:span></text:p>
      <text:p text:style-name="P12">}</text:p>
      <text:p text:style-name="P112"/>
      <text:p text:style-name="P75">הבעיה בשיטה זו היא, שהיא לא מגנה מפני חריגות בפעולת ה-close עצמה. <text:span text:style-name="T142">השיטה של איתחול המשאבים בתוך ה-try היא גם קצרה יותר וגם בטוחה יותר. <text:s/>כדאי להשתמש ב-finally רק כשצריך לבצע פעולות ניקיון נוספות, שאינן קשורות לסגירת משאבים.</text:span></text:p>
      <text:p text:style-name="P40">הצהרות פנימיות - assert</text:p>
      <text:p text:style-name="P23"><text:span text:style-name="T19">המנגנון של זריקת חריגות נועד להתריע של שגיאה של מישהו </text:span><text:span text:style-name="T23">אחר, </text:span><text:span text:style-name="T19">שמשתמש במתודה שלכם. <text:s text:c="3"/></text:span><text:span text:style-name="T25">אבל </text:span><text:span text:style-name="T23">לפעמים אתם רוצים לבדוק, שאתם עצמכם לא עשיתם שגיאה. </text:span><text:span text:style-name="T24">לשם כך, אתם רוצים להיות בטוחים שתנאי מסויים מתקיים במקום מסויים בקוד. לשם כך אפשר להשתמש בפקודת assert. </text:span></text:p>
      <text:p text:style-name="P33"/>
      <text:p text:style-name="P24"><text:span text:style-name="T19">למשל, </text:span><text:span text:style-name="T25">נניח שאתם עושים חישוב מסובך והוא נכשל </text:span><text:span text:style-name="T33">כי מספר מסויים x הוא שלילי כשלמעשה הוא צריך להיות חיובי</text:span><text:span text:style-name="T25">. אתם רוצים לברר איך הגיע </text:span><text:span text:style-name="T33">ערך שלילי </text:span><text:span text:style-name="T25">למשתנה שלכם. אז אתם מוצאים נקודה בקוד שבה, לדעתכם, המשתנה חייב להיות </text:span><text:span text:style-name="T33">חיובי</text:span><text:span text:style-name="T25">, וכותבים שם:</text:span></text:p>
      <text:p text:style-name="P16"><text:soft-page-break/><text:span text:style-name="T25">a</text:span><text:span text:style-name="T19">ssert x</text:span><text:span text:style-name="T33">&gt;</text:span><text:span text:style-name="T19">=0;</text:span></text:p>
      <text:p text:style-name="P25"><text:span text:style-name="T19">מה יקרה אם המחשב בכל-זאת יגלה שבנקודה הזאת </text:span><text:span text:style-name="T33">קטן מאפס</text:span><text:span text:style-name="T19">? <text:s text:c="2"/></text:span><text:span text:style-name="T26">במצב רגיל, לא יקרה כלום! במצב רגיל </text:span><text:span text:style-name="T27">המכונה הוירטואלי של ג’אבה מסירה אוטומטית את כל שורות ה-</text:span><text:span text:style-name="T26">assert,</text:span><text:span text:style-name="T27"> כד</text:span><text:span text:style-name="T28">י לחסוך בזמן-ריצה.</text:span><text:span text:style-name="T27"> </text:span><text:span text:style-name="T26"><text:s/></text:span><text:span text:style-name="T29">כדי להשאיר את השורות האלו בקוד, צריך להעביר ל-</text:span><text:span text:style-name="T28">java </text:span><text:span text:style-name="T29">את </text:span><text:span text:style-name="T31">אחד משני הפרמטרים הבאים:</text:span></text:p>
      <text:p text:style-name="P18"><text:span text:style-name="T28">-</text:span><text:span text:style-name="T30">ea <text:s text:c="5"/>/ <text:s text:c="4"/>-enableassertions</text:span></text:p>
      <text:p text:style-name="P25"><text:span text:style-name="T43">[כדי לעשות זאת באקליפס, לחצו עם הכפתור הימני על שם המחלקה, בחרו Run As, בחרו Run Configurations, בחרו Arguments, לכו ל VM Arguments, וכיתבו שם מינוס (-) ואז ea</text:span><text:span text:style-name="T44">]</text:span><text:span text:style-name="T31">.</text:span></text:p>
      <text:p text:style-name="P26"><text:span text:style-name="T28">ואז, אם הערך של x יהיה </text:span><text:span text:style-name="T34">שלילי</text:span><text:span text:style-name="T28">, תיזרק </text:span><text:span text:style-name="T35">חריגה </text:span><text:span text:style-name="T28">מסוג AssertionError. <text:s text:c="2"/></text:span></text:p>
      <text:p text:style-name="P34"/>
      <text:p text:style-name="P27"><text:span text:style-name="T28">א</text:span><text:span text:style-name="T19">פשר להוסיף פרמטר לפעולת assert כך שהחריגה תכיל מידע נוסף, למשל אם תכתבו: </text:span></text:p>
      <text:p text:style-name="P17"><text:span text:style-name="T28">assert x</text:span><text:span text:style-name="T33">&gt;</text:span><text:span text:style-name="T28">=0 : </text:span><text:span text:style-name="T35">x</text:span><text:span text:style-name="T28">;</text:span></text:p>
      <text:p text:style-name="P27"><text:span text:style-name="T28">ה</text:span><text:span text:style-name="T19">חריגה תכיל את הערך של x בנקודה זו – זה יקל עליכם לדעת מאיפה הגיעה השגיאה.</text:span></text:p>
      <text:p text:style-name="P34"/>
      <text:p text:style-name="P26"><text:span text:style-name="T29">אתם יכולים להוסיף עוד ועוד שורות assert לקוד שלכם, עד שתגלו </text:span><text:span text:style-name="T36">את</text:span><text:span text:style-name="T29"> השגיאה. ברגע שסיימתם לדבג את התוכנית שלכם, פשוט הסירו את הפרמטר ea </text:span><text:span text:style-name="T32">והקוד ירוץ מהר, כאילו שהבדיקות לא קיימות.</text:span></text:p>
      <text:p text:style-name="P39">בדיקות אוטומטיות – Junit</text:p>
      <text:p text:style-name="P83">קיימים כלים המאפשרים לכם לבדוק את הקוד שלכם באופן אוטומטי. <text:span text:style-name="T137">במקום להריץ מתודות, להדפיס את התוצאה שלהן ולבדוק בעין שהתוצאה נכונה, אתם מגדירים סדרה של בדיקות, ולכל בדיקה מגדירים את התוצאות הצפויות, ונותנים למחשב לעשות את העבודה. בסוף הבדיקה תקבלו דיווח כמה בדיקות עברו, כמה בדיקות נכשלו ואיזה בדיקות נכשלו. <text:s text:c="3"/></text:span><text:s/></text:p>
      <text:p text:style-name="P83"/>
      <text:p text:style-name="P85">הכלי הנפוץ ביותר לביצוע בדיקות מסוג זה בג’אבה הוא Junit. זה כלי חיצוני שאינו נחשב חלק רשמי משפת Java, אבל הוא כל-כך שימושי שבסביבות עבודה כמו אקליפס מאפשרים לכם ליצור מחלקות של Junit באופן אוטומטי (File – New – Junit test case). <text:s/>בכל מחלקה של Junit צריכה להיות מתודה אחת או יותר המתוייגת בתג @Test. כל מתודה כזאת מייצגת בדיקה אחת. לדוגמה, הנה התחלה של מחלקת-בדיקות עבור המחלקה "מונום" שראינו באחד השיעורים הקודמים:</text:p>
      <text:p text:style-name="P48"><text:span text:style-name="T95">class</text:span><text:span text:style-name="T48"> UnitestMonom {</text:span></text:p>
      <text:p text:style-name="P1"><text:span text:style-name="T48"><text:tab/></text:span><text:span text:style-name="T138">@Test</text:span><text:span text:style-name="T48"> </text:span><text:span text:style-name="T95">void</text:span><text:span text:style-name="T48"> testToString() {</text:span></text:p>
      <text:p text:style-name="P1"><text:span text:style-name="T48"><text:tab/><text:tab/>Monom </text:span><text:span text:style-name="T79">m</text:span><text:span text:style-name="T48"> = </text:span><text:span text:style-name="T95">new</text:span><text:span text:style-name="T48"> Monom(5,2);</text:span></text:p>
      <text:p text:style-name="P7"><text:span text:style-name="T48"><text:tab/><text:tab/></text:span><text:span text:style-name="T74">assertThat</text:span><text:span text:style-name="T48">(</text:span><text:span text:style-name="T79">m</text:span><text:span text:style-name="T48">.toString(), </text:span><text:span text:style-name="T61">is(</text:span><text:span text:style-name="T85">"5.0x^2"</text:span><text:span text:style-name="T86">)</text:span><text:span text:style-name="T48">);</text:span></text:p>
      <text:p text:style-name="P12"><text:tab/>}</text:p>
      <text:p text:style-name="P1"><text:span text:style-name="T48"><text:tab/></text:span><text:span text:style-name="T138">@Test</text:span><text:span text:style-name="T48"> </text:span><text:span text:style-name="T95">void</text:span><text:span text:style-name="T48"> testDegree() {</text:span></text:p>
      <text:p text:style-name="P1"><text:span text:style-name="T48"><text:tab/><text:tab/>Monom </text:span><text:span text:style-name="T79">m</text:span><text:span text:style-name="T48"> = </text:span><text:span text:style-name="T95">new</text:span><text:span text:style-name="T48"> Monom(5,2);</text:span></text:p>
      <text:p text:style-name="P1"><text:span text:style-name="T48"><text:tab/><text:tab/></text:span><text:span text:style-name="T74">assertThat</text:span><text:span text:style-name="T48">(</text:span><text:span text:style-name="T79">m</text:span><text:span text:style-name="T48">.getDegree(), </text:span><text:span text:style-name="T76">is</text:span><text:span text:style-name="T48">(2));</text:span></text:p>
      <text:p text:style-name="P12"><text:tab/>}</text:p>
      <text:p text:style-name="P12">}</text:p>
      <text:p text:style-name="P36"><text:span text:style-name="T48">כשמריצים מחלקה בJUnit, המערכת מריצה את כל המתודות המסומנות ב@Test, ומדווחת כמה מהן הסתיימו בהצלחה וכמה הסתיימו בשגיאה </text:span><text:span text:style-name="T77">(באקליפס, אם כל הבדיקות הסתיימו בהצלחה הדו"ח יהיה בצבע ירוק, ואם אחת או יותר נכשלה הדו"ח יהיה בצבע אדום)</text:span><text:span text:style-name="T48">. </text:span></text:p>
      <text:p text:style-name="P35"/>
      <text:p text:style-name="P37"><text:span text:style-name="T63">בנוסף לבדיקה is יש בדיקות רבות נוספות שאפשר לבצע - </text:span><text:span text:style-name="T62">לפרטים </text:span><text:span text:style-name="T64">ראו </text:span><text:span text:style-name="T62">בסרטון המצורף.</text:span></text:p>
      <text:p text:style-name="P86"/>
      <text:p text:style-name="P87">איך בודקים שמתודה זורקת חריגה? – <text:span text:style-name="T139">משתמשים ב-assertThrows באופן הבא:</text:span></text:p>
      <text:p text:style-name="P51"><text:span text:style-name="T95">void</text:span><text:span text:style-name="T48"> testSetPowerNegative() {</text:span></text:p>
      <text:p text:style-name="P5"><text:span text:style-name="T48"><text:tab/></text:span><text:span text:style-name="T74">assertThrows</text:span><text:span text:style-name="T48">(</text:span><text:span text:style-name="T60">I</text:span><text:span text:style-name="T69">llegalArgumentException</text:span><text:span text:style-name="T48">.</text:span><text:span text:style-name="T95">class</text:span><text:span text:style-name="T48">, </text:span></text:p>
      <text:p text:style-name="P6"><text:span text:style-name="T48"><text:tab/><text:tab/>() -&gt; </text:span><text:span text:style-name="T88">m</text:span><text:span text:style-name="T48">.setPower(-2));</text:span></text:p>
      <text:p text:style-name="P12"><text:soft-page-break/>}</text:p>
      <text:p text:style-name="P12"/>
      <text:p text:style-name="P42"><text:span text:style-name="T65">ב Junit יש עוד הרבה אפשרויות שמקלות על ביצוע בדיקות. למשל, </text:span><text:span text:style-name="T48">אם רוצים להתעלם מבדיקה מסויימת באופן זמני </text:span><text:span text:style-name="T66">כדי להתמקד בבדיקות האחרות</text:span><text:span text:style-name="T48">, אפשר לשים לפני התיוג @Test את התיוג @Disabled. <text:s text:c="2"/></text:span><text:span text:style-name="T65">אפשר לקבוע timeout לבדיקה כדי לוודא שהיא לא נמשכת יותר מדי זמן. <text:s/>אפשר להגדיר חבילת בדיקות – TestSuite – כך שנוכל להריץ </text:span><text:span text:style-name="T67">הרבה בדיקות בלחיצת-כפתור אחת. <text:s text:c="3"/></text:span><text:span text:style-name="T62">לפרטים </text:span><text:span text:style-name="T64">ראו </text:span><text:span text:style-name="T62">בסרטון המצורף</text:span></text:p>
      <text:p text:style-name="P73"/>
      <text:p text:style-name="P72"/>
      <text:p text:style-name="Heading_20_2">מקורות </text:p>
      <text:list xml:id="list7896904471510111356" text:style-name="L3">
        <text:list-item>
          <text:p text:style-name="P119">Cay Horstmann, “Core Java for the Impatient”, chapter 5.</text:p>
        </text:list-item>
        <text:list-item>
          <text:p text:style-name="P113"><text:span text:style-name="T122">Why “throw early, catch late”?<text:line-break/> </text:span><text:a xlink:type="simple" xlink:href="https://softwareengineering.stackexchange.com/a/231064/50606" text:style-name="Internet_20_link" text:visited-style-name="Visited_20_Internet_20_Link"><text:span text:style-name="T116">https://softwareengineering.stackexchange.com/a/231064/50606</text:span></text:a></text:p>
        </text:list-item>
        <text:list-item>
          <text:p text:style-name="P114"><text:span text:style-name="T123">A</text:span><text:span text:style-name="T121">re checked exceptions good or bad?</text:span><text:span text:style-name="T115"><text:line-break/> </text:span><text:a xlink:type="simple" xlink:href="https://www.javaworld.com/article/3142626/core-java/are-checked-exceptions-good-or-bad.html" text:style-name="Internet_20_link" text:visited-style-name="Visited_20_Internet_20_Link"><text:span text:style-name="T115">https://www.javaworld.com/article/3142626/core-java/are-checked-exceptions-good-or-bad.html</text:span></text:a></text:p>
        </text:list-item>
        <text:list-item>
          <text:p text:style-name="P115"><text:span text:style-name="T121">Unit testing with Junit</text:span><text:span text:style-name="T115"><text:line-break/></text:span><text:a xlink:type="simple" xlink:href="https://www.youtube.com/watch?v=F61aUno8qHk" text:style-name="Internet_20_link" text:visited-style-name="Visited_20_Internet_20_Link"><text:span text:style-name="T115">https://www.youtube.com/watch?v=F61aUno8qHk</text:span></text:a></text:p>
        </text:list-item>
        <text:list-item>
          <text:p text:style-name="P116"><text:span text:style-name="T121">Junit 5 User Guide</text:span><text:span text:style-name="T115"><text:line-break/>http://junit.org/junit5/docs/current/user-guide/</text:span></text:p>
          <text:p text:style-name="P117"><text:line-break/></text:p>
        </text:list-item>
      </text:list>
      <text:p text:style-name="P76">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21T10:33:25.700779466</dc:date>
    <meta:editing-duration>PT14H54M</meta:editing-duration>
    <meta:editing-cycles>366</meta:editing-cycles>
    <meta:document-statistic meta:table-count="0" meta:image-count="0" meta:object-count="0" meta:page-count="7" meta:paragraph-count="162" meta:word-count="2176" meta:character-count="13573" meta:non-whitespace-character-count="11431"/>
  </office:meta>
</office:document-meta>
</file>